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397cm" fo:margin-bottom="0.247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</text:p>
      <text:p text:style-name="Standard"><text:bookmark text:name="l00002"/>  * @file camellia.c</text:p>
      <text:p text:style-name="Standard"><text:bookmark text:name="l00003"/>  * @brief Camellia encryption algorithm</text:p>
      <text:p text:style-name="Standard"><text:bookmark text:name="l00004"/>  *</text:p>
      <text:p text:style-name="Standard"><text:bookmark text:name="l00005"/>  * @section License</text:p>
      <text:p text:style-name="Standard"><text:bookmark text:name="l00006"/>  *</text:p>
      <text:p text:style-name="Standard"><text:bookmark text:name="l00007"/>  * SPDX-License-Identifier: GPL-2.0-or-later</text:p>
      <text:p text:style-name="Standard"><text:bookmark text:name="l00008"/>  *</text:p>
      <text:p text:style-name="Standard"><text:bookmark text:name="l00009"/>  * Copyright (C) 2010-2023 Oryx Embedded SARL. All rights reserved.</text:p>
      <text:p text:style-name="Standard"><text:bookmark text:name="l00010"/>  *</text:p>
      <text:p text:style-name="Standard"><text:bookmark text:name="l00011"/>  * This file is part of CycloneCRYPTO Open.</text:p>
      <text:p text:style-name="Standard"><text:bookmark text:name="l00012"/>  *</text:p>
      <text:p text:style-name="Standard"><text:bookmark text:name="l00013"/>  * This program is free software; you can redistribute it and/or</text:p>
      <text:p text:style-name="Standard"><text:bookmark text:name="l00014"/>  * modify it under the terms of the GNU General Public License</text:p>
      <text:p text:style-name="Standard"><text:bookmark text:name="l00015"/>  * as published by the Free Software Foundation; either version 2</text:p>
      <text:p text:style-name="Standard"><text:bookmark text:name="l00016"/>  * of the License, or (at your option) any later version.</text:p>
      <text:p text:style-name="Standard"><text:bookmark text:name="l00017"/>  *</text:p>
      <text:p text:style-name="Standard"><text:bookmark text:name="l00018"/>  * This program is distributed in the hope that it will be useful,</text:p>
      <text:p text:style-name="Standard"><text:bookmark text:name="l00019"/>  * but WITHOUT ANY WARRANTY; without even the implied warranty of</text:p>
      <text:p text:style-name="Standard"><text:bookmark text:name="l00020"/>  * MERCHANTABILITY or FITNESS FOR A PARTICULAR PURPOSE. See the</text:p>
      <text:p text:style-name="Standard"><text:bookmark text:name="l00021"/>  * GNU General Public License for more details.</text:p>
      <text:p text:style-name="Standard"><text:bookmark text:name="l00022"/>  *</text:p>
      <text:p text:style-name="Standard"><text:bookmark text:name="l00023"/>  * You should have received a copy of the GNU General Public License</text:p>
      <text:p text:style-name="Standard"><text:bookmark text:name="l00024"/>  * along with this program; if not, write to the Free Software Foundation,</text:p>
      <text:p text:style-name="Standard"><text:bookmark text:name="l00025"/>  * Inc., 51 Franklin Street, Fifth Floor, Boston, MA 02110-1301, USA.</text:p>
      <text:p text:style-name="Standard"><text:bookmark text:name="l00026"/>  *</text:p>
      <text:p text:style-name="Standard"><text:bookmark text:name="l00027"/>  * @section Description</text:p>
      <text:p text:style-name="Standard"><text:bookmark text:name="l00028"/>  *</text:p>
      <text:p text:style-name="Standard"><text:bookmark text:name="l00029"/>  * Camellia is an encryption algorithm designed to encipher and decipher</text:p>
      <text:p text:style-name="Standard"><text:bookmark text:name="l00030"/>  * blocks of 128 bits under control of a 128/192/256-bit secret key</text:p>
      <text:p text:style-name="Standard"><text:bookmark text:name="l00031"/>  *</text:p>
      <text:p text:style-name="Standard"><text:bookmark text:name="l00032"/>  * @author Oryx Embedded SARL (www.oryx-embedded.com)</text:p>
      <text:p text:style-name="Standard"><text:bookmark text:name="l00033"/>  * @version 2.3.0</text:p>
      <text:p text:style-name="Standard"><text:bookmark text:name="l00034"/>  **/</text:p>
      <text:p text:style-name="Standard"><text:bookmark text:name="l00035"/>  </text:p>
      <text:p text:style-name="Standard"><text:bookmark text:name="l00036"/> //Switch to the appropriate trace level</text:p>
      <text:p text:style-name="Standard"><text:bookmark text:name="l00037"/> #define TRACE_LEVEL CRYPTO_TRACE_LEVEL</text:p>
      <text:p text:style-name="Standard"><text:bookmark text:name="l00038"/>  </text:p>
      <text:p text:style-name="Standard"><text:bookmark text:name="l00039"/> //Dependencies</text:p>
      <text:p text:style-name="Standard"><text:bookmark text:name="l00040"/> #include "<text:a xlink:type="simple" xlink:href="https://www.oryx-embedded.com/doc/crypto_8h.html" text:style-name="Internet_20_link" text:visited-style-name="Visited_20_Internet_20_Link">core/crypto.h</text:a>"</text:p>
      <text:p text:style-name="Standard"><text:bookmark text:name="l00041"/> #include "<text:a xlink:type="simple" xlink:href="https://www.oryx-embedded.com/doc/camellia_8h.html" text:style-name="Internet_20_link" text:visited-style-name="Visited_20_Internet_20_Link">cipher/camellia.h</text:a>"</text:p>
      <text:p text:style-name="Standard"><text:bookmark text:name="l00042"/> #include "<text:a xlink:type="simple" xlink:href="https://www.oryx-embedded.com/doc/debug_8h.html" text:style-name="Internet_20_link" text:visited-style-name="Visited_20_Internet_20_Link">debug.h</text:a>"</text:p>
      <text:p text:style-name="Standard"><text:bookmark text:name="l00043"/>  </text:p>
      <text:p text:style-name="Standard"><text:bookmark text:name="l00044"/> //Check crypto library configuration</text:p>
      <text:p text:style-name="Standard"><text:bookmark text:name="l00045"/> #if (CAMELLIA_SUPPORT == ENABLED)</text:p>
      <text:p text:style-name="Standard"><text:bookmark text:name="l00046"/>  </text:p>
      <text:p text:style-name="Standard"><text:bookmark text:name="l00047"/> //F-function</text:p>
      <text:p text:style-name="Standard"><text:bookmark text:name="l00048"/> #define F(xl, xr, kl, kr) \</text:p>
      <text:p text:style-name="Standard"><text:bookmark text:name="l00049"/> { \</text:p>
      <text:p text:style-name="Standard"><text:bookmark text:name="l00050"/>  xl = xl ^ kl; \</text:p>
      <text:p text:style-name="Standard"><text:bookmark text:name="l00051"/>  xl = xr ^ kr; \</text:p>
      <text:p text:style-name="Standard"><text:bookmark text:name="l00052"/><text:soft-page-break/>  S(xl, xr); \</text:p>
      <text:p text:style-name="Standard"><text:bookmark text:name="l00053"/>  P(xl, xr); \</text:p>
      <text:p text:style-name="Standard"><text:bookmark text:name="l00054"/> }</text:p>
      <text:p text:style-name="Standard"><text:bookmark text:name="l00055"/>  </text:p>
      <text:p text:style-name="Standard"><text:bookmark text:name="l00056"/> //FL-function</text:p>
      <text:p text:style-name="Standard"><text:bookmark text:name="l00057"/> #define FL(xl, xr, kl, kr) \</text:p>
      <text:p text:style-name="Standard"><text:bookmark text:name="l00058"/> { \</text:p>
      <text:p text:style-name="Standard"><text:bookmark text:name="l00059"/>  temp1 = (xl &amp; kl); \</text:p>
      <text:p text:style-name="Standard"><text:bookmark text:name="l00060"/>  xr ^= ROL32(temp1, 1); \</text:p>
      <text:p text:style-name="Standard"><text:bookmark text:name="l00061"/>  xl ^= (xr | kr); \</text:p>
      <text:p text:style-name="Standard"><text:bookmark text:name="l00062"/> }</text:p>
      <text:p text:style-name="Standard"><text:bookmark text:name="l00063"/>  </text:p>
      <text:p text:style-name="Standard"><text:bookmark text:name="l00064"/> //Inverse FL-function</text:p>
      <text:p text:style-name="Standard"><text:bookmark text:name="l00065"/> #define FL_INV(yl, yr, kl, kr) \</text:p>
      <text:p text:style-name="Standard"><text:bookmark text:name="l00066"/> { \</text:p>
      <text:p text:style-name="Standard"><text:bookmark text:name="l00067"/>  yl ^= (yr | kr); \</text:p>
      <text:p text:style-name="Standard"><text:bookmark text:name="l00068"/>  temp1 = (yl &amp; kl); \</text:p>
      <text:p text:style-name="Standard"><text:bookmark text:name="l00069"/>  yr ^= ROL32(temp1, 1); \</text:p>
      <text:p text:style-name="Standard"><text:bookmark text:name="l00070"/> }</text:p>
      <text:p text:style-name="Standard"><text:bookmark text:name="l00071"/>  </text:p>
      <text:p text:style-name="Standard"><text:bookmark text:name="l00072"/> //S-function</text:p>
      <text:p text:style-name="Standard"><text:bookmark text:name="l00073"/> #define S(zl, zr) \</text:p>
      <text:p text:style-name="Standard"><text:bookmark text:name="l00074"/> { \</text:p>
      <text:p text:style-name="Standard"><text:bookmark text:name="l00075"/>  zl = (sbox1[(zl &gt;&gt; 24) &amp; 0xFF] &lt;&lt; 24) | (sbox2[(zl &gt;&gt; 16) &amp; 0xFF] &lt;&lt; 16) | \</text:p>
      <text:p text:style-name="Standard"><text:bookmark text:name="l00076"/>  (sbox3[(zl &gt;&gt; 8) &amp; 0xFF] &lt;&lt; 8) | sbox4[zl &amp; 0xFF]; \</text:p>
      <text:p text:style-name="Standard"><text:bookmark text:name="l00077"/>  zr = (sbox2[(zr &gt;&gt; 24) &amp; 0xFF] &lt;&lt; 24) | (sbox3[(zr &gt;&gt; 16) &amp; 0xFF] &lt;&lt; 16) | \</text:p>
      <text:p text:style-name="Standard"><text:bookmark text:name="l00078"/>  (sbox4[(zr &gt;&gt; 8) &amp; 0xFF] &lt;&lt; 8) | sbox1[zr &amp; 0xFF]; \</text:p>
      <text:p text:style-name="Standard"><text:bookmark text:name="l00079"/> }</text:p>
      <text:p text:style-name="Standard"><text:bookmark text:name="l00080"/>  </text:p>
      <text:p text:style-name="Standard"><text:bookmark text:name="l00081"/> //P-function</text:p>
      <text:p text:style-name="Standard"><text:bookmark text:name="l00082"/> #define P(zl, zr) \</text:p>
      <text:p text:style-name="Standard"><text:bookmark text:name="l00083"/> { \</text:p>
      <text:p text:style-name="Standard"><text:bookmark text:name="l00084"/>  zl ^= ROL32(zr, 8); \</text:p>
      <text:p text:style-name="Standard"><text:bookmark text:name="l00085"/>  zr ^= ROL32(zl, 16); \</text:p>
      <text:p text:style-name="Standard"><text:bookmark text:name="l00086"/>  zl ^= ROR32(zr, 8); \</text:p>
      <text:p text:style-name="Standard"><text:bookmark text:name="l00087"/>  zr ^= ROR32(zl, 8); \</text:p>
      <text:p text:style-name="Standard"><text:bookmark text:name="l00088"/> }</text:p>
      <text:p text:style-name="Standard"><text:bookmark text:name="l00089"/>  </text:p>
      <text:p text:style-name="Standard"><text:bookmark text:name="l00090"/> //Round function</text:p>
      <text:p text:style-name="Standard"><text:bookmark text:name="l00091"/> #define ROUND(left1, left2, right1, right2, k1, k2) \</text:p>
      <text:p text:style-name="Standard"><text:bookmark text:name="l00092"/> { \</text:p>
      <text:p text:style-name="Standard"><text:bookmark text:name="l00093"/>  temp1 = left1 ^ k1; \</text:p>
      <text:p text:style-name="Standard"><text:bookmark text:name="l00094"/>  temp2 = left2 ^ k2; \</text:p>
      <text:p text:style-name="Standard"><text:bookmark text:name="l00095"/>  S(temp1, temp2); \</text:p>
      <text:p text:style-name="Standard"><text:bookmark text:name="l00096"/>  P(temp1, temp2); \</text:p>
      <text:p text:style-name="Standard"><text:bookmark text:name="l00097"/>  temp1 ^= right2; \</text:p>
      <text:p text:style-name="Standard"><text:bookmark text:name="l00098"/>  temp2 ^= right1; \</text:p>
      <text:p text:style-name="Standard"><text:bookmark text:name="l00099"/>  right1 = left1; \</text:p>
      <text:p text:style-name="Standard"><text:bookmark text:name="l00100"/>  right2 = left2; \</text:p>
      <text:p text:style-name="Standard"><text:bookmark text:name="l00101"/>  left1 = temp2; \</text:p>
      <text:p text:style-name="Standard"><text:bookmark text:name="l00102"/>  left2 = temp1; \</text:p>
      <text:p text:style-name="Standard"><text:bookmark text:name="l00103"/> }</text:p>
      <text:p text:style-name="Standard"><text:bookmark text:name="l00104"/><text:soft-page-break/>  </text:p>
      <text:p text:style-name="Standard"><text:bookmark text:name="l00105"/> //Key schedule related constants</text:p>
      <text:p text:style-name="Standard"><text:bookmark text:name="l00106"/> #define KL 0</text:p>
      <text:p text:style-name="Standard"><text:bookmark text:name="l00107"/> #define KR 4</text:p>
      <text:p text:style-name="Standard"><text:bookmark text:name="l00108"/> #define KA 8</text:p>
      <text:p text:style-name="Standard"><text:bookmark text:name="l00109"/> #define KB 12</text:p>
      <text:p text:style-name="Standard"><text:bookmark text:name="l00110"/> #define L 0</text:p>
      <text:p text:style-name="Standard"><text:bookmark text:name="l00111"/> #define R 64</text:p>
      <text:p text:style-name="Standard"><text:bookmark text:name="l00112"/>  </text:p>
      <text:p text:style-name="Standard"><text:bookmark text:name="l00113"/> //Key schedule for 128-bit key</text:p>
      <text:p text:style-name="Standard"><text:bookmark text:name="l00114"/> static const <text:a xlink:type="simple" xlink:href="https://www.oryx-embedded.com/doc/struct_camellia_subkey.html" text:style-name="Internet_20_link" text:visited-style-name="Visited_20_Internet_20_Link">CamelliaSubkey</text:a> ks1[] =</text:p>
      <text:p text:style-name="Standard"><text:bookmark text:name="l00115"/> {</text:p>
      <text:p text:style-name="Standard"><text:bookmark text:name="l00116"/>  {0, <text:a xlink:type="simple" xlink:href="https://www.oryx-embedded.com/doc/camellia_8c.html#a81a7c36ecc75b2f02c2b6d2d6d49778e" text:style-name="Internet_20_link" text:visited-style-name="Visited_20_Internet_20_Link">KL</text:a>, 0, <text:a xlink:type="simple" xlink:href="https://www.oryx-embedded.com/doc/camellia_8c.html#aa73214aa5f2f94f63d90bb4e3d99fe53" text:style-name="Internet_20_link" text:visited-style-name="Visited_20_Internet_20_Link">L</text:a>}, //kw1</text:p>
      <text:p text:style-name="Standard"><text:bookmark text:name="l00117"/>  {2, <text:a xlink:type="simple" xlink:href="https://www.oryx-embedded.com/doc/camellia_8c.html#a81a7c36ecc75b2f02c2b6d2d6d49778e" text:style-name="Internet_20_link" text:visited-style-name="Visited_20_Internet_20_Link">KL</text:a>, 0, <text:a xlink:type="simple" xlink:href="https://www.oryx-embedded.com/doc/camellia_8c.html#a5c71a5e59a53413cd6c270266d63b031" text:style-name="Internet_20_link" text:visited-style-name="Visited_20_Internet_20_Link">R</text:a>}, //kw2</text:p>
      <text:p text:style-name="Standard"><text:bookmark text:name="l00118"/>  {4, <text:a xlink:type="simple" xlink:href="https://www.oryx-embedded.com/doc/camellia_8c.html#ac20b871b737ec964c3a7c440d411f969" text:style-name="Internet_20_link" text:visited-style-name="Visited_20_Internet_20_Link">KA</text:a>, 0, <text:a xlink:type="simple" xlink:href="https://www.oryx-embedded.com/doc/camellia_8c.html#aa73214aa5f2f94f63d90bb4e3d99fe53" text:style-name="Internet_20_link" text:visited-style-name="Visited_20_Internet_20_Link">L</text:a>}, //k1</text:p>
      <text:p text:style-name="Standard"><text:bookmark text:name="l00119"/>  {6, <text:a xlink:type="simple" xlink:href="https://www.oryx-embedded.com/doc/camellia_8c.html#ac20b871b737ec964c3a7c440d411f969" text:style-name="Internet_20_link" text:visited-style-name="Visited_20_Internet_20_Link">KA</text:a>, 0, <text:a xlink:type="simple" xlink:href="https://www.oryx-embedded.com/doc/camellia_8c.html#a5c71a5e59a53413cd6c270266d63b031" text:style-name="Internet_20_link" text:visited-style-name="Visited_20_Internet_20_Link">R</text:a>}, //k2</text:p>
      <text:p text:style-name="Standard"><text:bookmark text:name="l00120"/>  {8, <text:a xlink:type="simple" xlink:href="https://www.oryx-embedded.com/doc/camellia_8c.html#a81a7c36ecc75b2f02c2b6d2d6d49778e" text:style-name="Internet_20_link" text:visited-style-name="Visited_20_Internet_20_Link">KL</text:a>, 15, <text:a xlink:type="simple" xlink:href="https://www.oryx-embedded.com/doc/camellia_8c.html#aa73214aa5f2f94f63d90bb4e3d99fe53" text:style-name="Internet_20_link" text:visited-style-name="Visited_20_Internet_20_Link">L</text:a>}, //k3</text:p>
      <text:p text:style-name="Standard"><text:bookmark text:name="l00121"/>  {10, <text:a xlink:type="simple" xlink:href="https://www.oryx-embedded.com/doc/camellia_8c.html#a81a7c36ecc75b2f02c2b6d2d6d49778e" text:style-name="Internet_20_link" text:visited-style-name="Visited_20_Internet_20_Link">KL</text:a>, 15, <text:a xlink:type="simple" xlink:href="https://www.oryx-embedded.com/doc/camellia_8c.html#a5c71a5e59a53413cd6c270266d63b031" text:style-name="Internet_20_link" text:visited-style-name="Visited_20_Internet_20_Link">R</text:a>}, //k4</text:p>
      <text:p text:style-name="Standard"><text:bookmark text:name="l00122"/>  {12, <text:a xlink:type="simple" xlink:href="https://www.oryx-embedded.com/doc/camellia_8c.html#ac20b871b737ec964c3a7c440d411f969" text:style-name="Internet_20_link" text:visited-style-name="Visited_20_Internet_20_Link">KA</text:a>, 15, <text:a xlink:type="simple" xlink:href="https://www.oryx-embedded.com/doc/camellia_8c.html#aa73214aa5f2f94f63d90bb4e3d99fe53" text:style-name="Internet_20_link" text:visited-style-name="Visited_20_Internet_20_Link">L</text:a>}, //k5</text:p>
      <text:p text:style-name="Standard"><text:bookmark text:name="l00123"/>  {14, <text:a xlink:type="simple" xlink:href="https://www.oryx-embedded.com/doc/camellia_8c.html#ac20b871b737ec964c3a7c440d411f969" text:style-name="Internet_20_link" text:visited-style-name="Visited_20_Internet_20_Link">KA</text:a>, 15, <text:a xlink:type="simple" xlink:href="https://www.oryx-embedded.com/doc/camellia_8c.html#a5c71a5e59a53413cd6c270266d63b031" text:style-name="Internet_20_link" text:visited-style-name="Visited_20_Internet_20_Link">R</text:a>}, //k6</text:p>
      <text:p text:style-name="Standard"><text:bookmark text:name="l00124"/>  {16, <text:a xlink:type="simple" xlink:href="https://www.oryx-embedded.com/doc/camellia_8c.html#ac20b871b737ec964c3a7c440d411f969" text:style-name="Internet_20_link" text:visited-style-name="Visited_20_Internet_20_Link">KA</text:a>, 30, <text:a xlink:type="simple" xlink:href="https://www.oryx-embedded.com/doc/camellia_8c.html#aa73214aa5f2f94f63d90bb4e3d99fe53" text:style-name="Internet_20_link" text:visited-style-name="Visited_20_Internet_20_Link">L</text:a>}, //ke1</text:p>
      <text:p text:style-name="Standard"><text:bookmark text:name="l00125"/>  {18, <text:a xlink:type="simple" xlink:href="https://www.oryx-embedded.com/doc/camellia_8c.html#ac20b871b737ec964c3a7c440d411f969" text:style-name="Internet_20_link" text:visited-style-name="Visited_20_Internet_20_Link">KA</text:a>, 30, <text:a xlink:type="simple" xlink:href="https://www.oryx-embedded.com/doc/camellia_8c.html#a5c71a5e59a53413cd6c270266d63b031" text:style-name="Internet_20_link" text:visited-style-name="Visited_20_Internet_20_Link">R</text:a>}, //ke2</text:p>
      <text:p text:style-name="Standard"><text:bookmark text:name="l00126"/>  {20, <text:a xlink:type="simple" xlink:href="https://www.oryx-embedded.com/doc/camellia_8c.html#a81a7c36ecc75b2f02c2b6d2d6d49778e" text:style-name="Internet_20_link" text:visited-style-name="Visited_20_Internet_20_Link">KL</text:a>, 45, <text:a xlink:type="simple" xlink:href="https://www.oryx-embedded.com/doc/camellia_8c.html#aa73214aa5f2f94f63d90bb4e3d99fe53" text:style-name="Internet_20_link" text:visited-style-name="Visited_20_Internet_20_Link">L</text:a>}, //k7</text:p>
      <text:p text:style-name="Standard"><text:bookmark text:name="l00127"/>  {22, <text:a xlink:type="simple" xlink:href="https://www.oryx-embedded.com/doc/camellia_8c.html#a81a7c36ecc75b2f02c2b6d2d6d49778e" text:style-name="Internet_20_link" text:visited-style-name="Visited_20_Internet_20_Link">KL</text:a>, 45, <text:a xlink:type="simple" xlink:href="https://www.oryx-embedded.com/doc/camellia_8c.html#a5c71a5e59a53413cd6c270266d63b031" text:style-name="Internet_20_link" text:visited-style-name="Visited_20_Internet_20_Link">R</text:a>}, //k8</text:p>
      <text:p text:style-name="Standard"><text:bookmark text:name="l00128"/>  {24, <text:a xlink:type="simple" xlink:href="https://www.oryx-embedded.com/doc/camellia_8c.html#ac20b871b737ec964c3a7c440d411f969" text:style-name="Internet_20_link" text:visited-style-name="Visited_20_Internet_20_Link">KA</text:a>, 45, <text:a xlink:type="simple" xlink:href="https://www.oryx-embedded.com/doc/camellia_8c.html#aa73214aa5f2f94f63d90bb4e3d99fe53" text:style-name="Internet_20_link" text:visited-style-name="Visited_20_Internet_20_Link">L</text:a>}, //k9</text:p>
      <text:p text:style-name="Standard"><text:bookmark text:name="l00129"/>  {26, <text:a xlink:type="simple" xlink:href="https://www.oryx-embedded.com/doc/camellia_8c.html#a81a7c36ecc75b2f02c2b6d2d6d49778e" text:style-name="Internet_20_link" text:visited-style-name="Visited_20_Internet_20_Link">KL</text:a>, 60, <text:a xlink:type="simple" xlink:href="https://www.oryx-embedded.com/doc/camellia_8c.html#a5c71a5e59a53413cd6c270266d63b031" text:style-name="Internet_20_link" text:visited-style-name="Visited_20_Internet_20_Link">R</text:a>}, //k10</text:p>
      <text:p text:style-name="Standard"><text:bookmark text:name="l00130"/>  {28, <text:a xlink:type="simple" xlink:href="https://www.oryx-embedded.com/doc/camellia_8c.html#ac20b871b737ec964c3a7c440d411f969" text:style-name="Internet_20_link" text:visited-style-name="Visited_20_Internet_20_Link">KA</text:a>, 60, <text:a xlink:type="simple" xlink:href="https://www.oryx-embedded.com/doc/camellia_8c.html#aa73214aa5f2f94f63d90bb4e3d99fe53" text:style-name="Internet_20_link" text:visited-style-name="Visited_20_Internet_20_Link">L</text:a>}, //k11</text:p>
      <text:p text:style-name="Standard"><text:bookmark text:name="l00131"/>  {30, <text:a xlink:type="simple" xlink:href="https://www.oryx-embedded.com/doc/camellia_8c.html#ac20b871b737ec964c3a7c440d411f969" text:style-name="Internet_20_link" text:visited-style-name="Visited_20_Internet_20_Link">KA</text:a>, 60, <text:a xlink:type="simple" xlink:href="https://www.oryx-embedded.com/doc/camellia_8c.html#a5c71a5e59a53413cd6c270266d63b031" text:style-name="Internet_20_link" text:visited-style-name="Visited_20_Internet_20_Link">R</text:a>}, //k12</text:p>
      <text:p text:style-name="Standard"><text:bookmark text:name="l00132"/>  {32, <text:a xlink:type="simple" xlink:href="https://www.oryx-embedded.com/doc/camellia_8c.html#a81a7c36ecc75b2f02c2b6d2d6d49778e" text:style-name="Internet_20_link" text:visited-style-name="Visited_20_Internet_20_Link">KL</text:a>, 77, <text:a xlink:type="simple" xlink:href="https://www.oryx-embedded.com/doc/camellia_8c.html#aa73214aa5f2f94f63d90bb4e3d99fe53" text:style-name="Internet_20_link" text:visited-style-name="Visited_20_Internet_20_Link">L</text:a>}, //ke3</text:p>
      <text:p text:style-name="Standard"><text:bookmark text:name="l00133"/>  {34, <text:a xlink:type="simple" xlink:href="https://www.oryx-embedded.com/doc/camellia_8c.html#a81a7c36ecc75b2f02c2b6d2d6d49778e" text:style-name="Internet_20_link" text:visited-style-name="Visited_20_Internet_20_Link">KL</text:a>, 77, <text:a xlink:type="simple" xlink:href="https://www.oryx-embedded.com/doc/camellia_8c.html#a5c71a5e59a53413cd6c270266d63b031" text:style-name="Internet_20_link" text:visited-style-name="Visited_20_Internet_20_Link">R</text:a>}, //ke4</text:p>
      <text:p text:style-name="Standard"><text:bookmark text:name="l00134"/>  {36, <text:a xlink:type="simple" xlink:href="https://www.oryx-embedded.com/doc/camellia_8c.html#a81a7c36ecc75b2f02c2b6d2d6d49778e" text:style-name="Internet_20_link" text:visited-style-name="Visited_20_Internet_20_Link">KL</text:a>, 94, <text:a xlink:type="simple" xlink:href="https://www.oryx-embedded.com/doc/camellia_8c.html#aa73214aa5f2f94f63d90bb4e3d99fe53" text:style-name="Internet_20_link" text:visited-style-name="Visited_20_Internet_20_Link">L</text:a>}, //k13</text:p>
      <text:p text:style-name="Standard"><text:bookmark text:name="l00135"/>  {38, <text:a xlink:type="simple" xlink:href="https://www.oryx-embedded.com/doc/camellia_8c.html#a81a7c36ecc75b2f02c2b6d2d6d49778e" text:style-name="Internet_20_link" text:visited-style-name="Visited_20_Internet_20_Link">KL</text:a>, 94, <text:a xlink:type="simple" xlink:href="https://www.oryx-embedded.com/doc/camellia_8c.html#a5c71a5e59a53413cd6c270266d63b031" text:style-name="Internet_20_link" text:visited-style-name="Visited_20_Internet_20_Link">R</text:a>}, //k14</text:p>
      <text:p text:style-name="Standard"><text:bookmark text:name="l00136"/>  {40, <text:a xlink:type="simple" xlink:href="https://www.oryx-embedded.com/doc/camellia_8c.html#ac20b871b737ec964c3a7c440d411f969" text:style-name="Internet_20_link" text:visited-style-name="Visited_20_Internet_20_Link">KA</text:a>, 94, <text:a xlink:type="simple" xlink:href="https://www.oryx-embedded.com/doc/camellia_8c.html#aa73214aa5f2f94f63d90bb4e3d99fe53" text:style-name="Internet_20_link" text:visited-style-name="Visited_20_Internet_20_Link">L</text:a>}, //k15</text:p>
      <text:p text:style-name="Standard"><text:bookmark text:name="l00137"/>  {42, <text:a xlink:type="simple" xlink:href="https://www.oryx-embedded.com/doc/camellia_8c.html#ac20b871b737ec964c3a7c440d411f969" text:style-name="Internet_20_link" text:visited-style-name="Visited_20_Internet_20_Link">KA</text:a>, 94, <text:a xlink:type="simple" xlink:href="https://www.oryx-embedded.com/doc/camellia_8c.html#a5c71a5e59a53413cd6c270266d63b031" text:style-name="Internet_20_link" text:visited-style-name="Visited_20_Internet_20_Link">R</text:a>}, //k16</text:p>
      <text:p text:style-name="Standard"><text:bookmark text:name="l00138"/>  {44, <text:a xlink:type="simple" xlink:href="https://www.oryx-embedded.com/doc/camellia_8c.html#a81a7c36ecc75b2f02c2b6d2d6d49778e" text:style-name="Internet_20_link" text:visited-style-name="Visited_20_Internet_20_Link">KL</text:a>, 111, <text:a xlink:type="simple" xlink:href="https://www.oryx-embedded.com/doc/camellia_8c.html#aa73214aa5f2f94f63d90bb4e3d99fe53" text:style-name="Internet_20_link" text:visited-style-name="Visited_20_Internet_20_Link">L</text:a>}, //k17</text:p>
      <text:p text:style-name="Standard"><text:bookmark text:name="l00139"/>  {46, <text:a xlink:type="simple" xlink:href="https://www.oryx-embedded.com/doc/camellia_8c.html#a81a7c36ecc75b2f02c2b6d2d6d49778e" text:style-name="Internet_20_link" text:visited-style-name="Visited_20_Internet_20_Link">KL</text:a>, 111, <text:a xlink:type="simple" xlink:href="https://www.oryx-embedded.com/doc/camellia_8c.html#a5c71a5e59a53413cd6c270266d63b031" text:style-name="Internet_20_link" text:visited-style-name="Visited_20_Internet_20_Link">R</text:a>}, //k18</text:p>
      <text:p text:style-name="Standard"><text:bookmark text:name="l00140"/>  {48, <text:a xlink:type="simple" xlink:href="https://www.oryx-embedded.com/doc/camellia_8c.html#ac20b871b737ec964c3a7c440d411f969" text:style-name="Internet_20_link" text:visited-style-name="Visited_20_Internet_20_Link">KA</text:a>, 111, <text:a xlink:type="simple" xlink:href="https://www.oryx-embedded.com/doc/camellia_8c.html#aa73214aa5f2f94f63d90bb4e3d99fe53" text:style-name="Internet_20_link" text:visited-style-name="Visited_20_Internet_20_Link">L</text:a>}, //kw3</text:p>
      <text:p text:style-name="Standard"><text:bookmark text:name="l00141"/>  {50, <text:a xlink:type="simple" xlink:href="https://www.oryx-embedded.com/doc/camellia_8c.html#ac20b871b737ec964c3a7c440d411f969" text:style-name="Internet_20_link" text:visited-style-name="Visited_20_Internet_20_Link">KA</text:a>, 111, <text:a xlink:type="simple" xlink:href="https://www.oryx-embedded.com/doc/camellia_8c.html#a5c71a5e59a53413cd6c270266d63b031" text:style-name="Internet_20_link" text:visited-style-name="Visited_20_Internet_20_Link">R</text:a>}, //kw4</text:p>
      <text:p text:style-name="Standard"><text:bookmark text:name="l00142"/> };</text:p>
      <text:p text:style-name="Standard"><text:bookmark text:name="l00143"/>  </text:p>
      <text:p text:style-name="Standard"><text:bookmark text:name="l00144"/> //Key schedule for 192 and 256-bit keys</text:p>
      <text:p text:style-name="Standard"><text:bookmark text:name="l00145"/> static const <text:a xlink:type="simple" xlink:href="https://www.oryx-embedded.com/doc/struct_camellia_subkey.html" text:style-name="Internet_20_link" text:visited-style-name="Visited_20_Internet_20_Link">CamelliaSubkey</text:a> ks2[] =</text:p>
      <text:p text:style-name="Standard"><text:bookmark text:name="l00146"/> {</text:p>
      <text:p text:style-name="Standard"><text:bookmark text:name="l00147"/>  {0, <text:a xlink:type="simple" xlink:href="https://www.oryx-embedded.com/doc/camellia_8c.html#a81a7c36ecc75b2f02c2b6d2d6d49778e" text:style-name="Internet_20_link" text:visited-style-name="Visited_20_Internet_20_Link">KL</text:a>, 0, <text:a xlink:type="simple" xlink:href="https://www.oryx-embedded.com/doc/camellia_8c.html#aa73214aa5f2f94f63d90bb4e3d99fe53" text:style-name="Internet_20_link" text:visited-style-name="Visited_20_Internet_20_Link">L</text:a>}, //kw1</text:p>
      <text:p text:style-name="Standard"><text:bookmark text:name="l00148"/>  {2, <text:a xlink:type="simple" xlink:href="https://www.oryx-embedded.com/doc/camellia_8c.html#a81a7c36ecc75b2f02c2b6d2d6d49778e" text:style-name="Internet_20_link" text:visited-style-name="Visited_20_Internet_20_Link">KL</text:a>, 0, <text:a xlink:type="simple" xlink:href="https://www.oryx-embedded.com/doc/camellia_8c.html#a5c71a5e59a53413cd6c270266d63b031" text:style-name="Internet_20_link" text:visited-style-name="Visited_20_Internet_20_Link">R</text:a>}, //k2</text:p>
      <text:p text:style-name="Standard"><text:bookmark text:name="l00149"/>  {4, <text:a xlink:type="simple" xlink:href="https://www.oryx-embedded.com/doc/camellia_8c.html#a1841fd1a462d245d8c73dce55e2f45da" text:style-name="Internet_20_link" text:visited-style-name="Visited_20_Internet_20_Link">KB</text:a>, 0, <text:a xlink:type="simple" xlink:href="https://www.oryx-embedded.com/doc/camellia_8c.html#aa73214aa5f2f94f63d90bb4e3d99fe53" text:style-name="Internet_20_link" text:visited-style-name="Visited_20_Internet_20_Link">L</text:a>}, //k1</text:p>
      <text:p text:style-name="Standard"><text:bookmark text:name="l00150"/>  {6, <text:a xlink:type="simple" xlink:href="https://www.oryx-embedded.com/doc/camellia_8c.html#a1841fd1a462d245d8c73dce55e2f45da" text:style-name="Internet_20_link" text:visited-style-name="Visited_20_Internet_20_Link">KB</text:a>, 0, <text:a xlink:type="simple" xlink:href="https://www.oryx-embedded.com/doc/camellia_8c.html#a5c71a5e59a53413cd6c270266d63b031" text:style-name="Internet_20_link" text:visited-style-name="Visited_20_Internet_20_Link">R</text:a>}, //k2</text:p>
      <text:p text:style-name="Standard"><text:bookmark text:name="l00151"/>  {8, <text:a xlink:type="simple" xlink:href="https://www.oryx-embedded.com/doc/camellia_8c.html#a76f9425f5a9151312ae472a45a03b60c" text:style-name="Internet_20_link" text:visited-style-name="Visited_20_Internet_20_Link">KR</text:a>, 15, <text:a xlink:type="simple" xlink:href="https://www.oryx-embedded.com/doc/camellia_8c.html#aa73214aa5f2f94f63d90bb4e3d99fe53" text:style-name="Internet_20_link" text:visited-style-name="Visited_20_Internet_20_Link">L</text:a>}, //k3</text:p>
      <text:p text:style-name="Standard"><text:bookmark text:name="l00152"/>  {10, <text:a xlink:type="simple" xlink:href="https://www.oryx-embedded.com/doc/camellia_8c.html#a76f9425f5a9151312ae472a45a03b60c" text:style-name="Internet_20_link" text:visited-style-name="Visited_20_Internet_20_Link">KR</text:a>, 15, <text:a xlink:type="simple" xlink:href="https://www.oryx-embedded.com/doc/camellia_8c.html#a5c71a5e59a53413cd6c270266d63b031" text:style-name="Internet_20_link" text:visited-style-name="Visited_20_Internet_20_Link">R</text:a>}, //k4</text:p>
      <text:p text:style-name="Standard"><text:bookmark text:name="l00153"/>  {12, <text:a xlink:type="simple" xlink:href="https://www.oryx-embedded.com/doc/camellia_8c.html#ac20b871b737ec964c3a7c440d411f969" text:style-name="Internet_20_link" text:visited-style-name="Visited_20_Internet_20_Link">KA</text:a>, 15, <text:a xlink:type="simple" xlink:href="https://www.oryx-embedded.com/doc/camellia_8c.html#aa73214aa5f2f94f63d90bb4e3d99fe53" text:style-name="Internet_20_link" text:visited-style-name="Visited_20_Internet_20_Link">L</text:a>}, //k5</text:p>
      <text:p text:style-name="Standard"><text:bookmark text:name="l00154"/>  {14, <text:a xlink:type="simple" xlink:href="https://www.oryx-embedded.com/doc/camellia_8c.html#ac20b871b737ec964c3a7c440d411f969" text:style-name="Internet_20_link" text:visited-style-name="Visited_20_Internet_20_Link">KA</text:a>, 15, <text:a xlink:type="simple" xlink:href="https://www.oryx-embedded.com/doc/camellia_8c.html#a5c71a5e59a53413cd6c270266d63b031" text:style-name="Internet_20_link" text:visited-style-name="Visited_20_Internet_20_Link">R</text:a>}, //k6</text:p>
      <text:p text:style-name="Standard"><text:bookmark text:name="l00155"/>  {16, <text:a xlink:type="simple" xlink:href="https://www.oryx-embedded.com/doc/camellia_8c.html#a76f9425f5a9151312ae472a45a03b60c" text:style-name="Internet_20_link" text:visited-style-name="Visited_20_Internet_20_Link">KR</text:a>, 30, <text:a xlink:type="simple" xlink:href="https://www.oryx-embedded.com/doc/camellia_8c.html#aa73214aa5f2f94f63d90bb4e3d99fe53" text:style-name="Internet_20_link" text:visited-style-name="Visited_20_Internet_20_Link">L</text:a>}, //ke1</text:p>
      <text:p text:style-name="Standard"><text:bookmark text:name="l00156"/><text:soft-page-break/>  {18, <text:a xlink:type="simple" xlink:href="https://www.oryx-embedded.com/doc/camellia_8c.html#a76f9425f5a9151312ae472a45a03b60c" text:style-name="Internet_20_link" text:visited-style-name="Visited_20_Internet_20_Link">KR</text:a>, 30, <text:a xlink:type="simple" xlink:href="https://www.oryx-embedded.com/doc/camellia_8c.html#a5c71a5e59a53413cd6c270266d63b031" text:style-name="Internet_20_link" text:visited-style-name="Visited_20_Internet_20_Link">R</text:a>}, //ke2</text:p>
      <text:p text:style-name="Standard"><text:bookmark text:name="l00157"/>  {20, <text:a xlink:type="simple" xlink:href="https://www.oryx-embedded.com/doc/camellia_8c.html#a1841fd1a462d245d8c73dce55e2f45da" text:style-name="Internet_20_link" text:visited-style-name="Visited_20_Internet_20_Link">KB</text:a>, 30, <text:a xlink:type="simple" xlink:href="https://www.oryx-embedded.com/doc/camellia_8c.html#aa73214aa5f2f94f63d90bb4e3d99fe53" text:style-name="Internet_20_link" text:visited-style-name="Visited_20_Internet_20_Link">L</text:a>}, //k7</text:p>
      <text:p text:style-name="Standard"><text:bookmark text:name="l00158"/>  {22, <text:a xlink:type="simple" xlink:href="https://www.oryx-embedded.com/doc/camellia_8c.html#a1841fd1a462d245d8c73dce55e2f45da" text:style-name="Internet_20_link" text:visited-style-name="Visited_20_Internet_20_Link">KB</text:a>, 30, <text:a xlink:type="simple" xlink:href="https://www.oryx-embedded.com/doc/camellia_8c.html#a5c71a5e59a53413cd6c270266d63b031" text:style-name="Internet_20_link" text:visited-style-name="Visited_20_Internet_20_Link">R</text:a>}, //k8</text:p>
      <text:p text:style-name="Standard"><text:bookmark text:name="l00159"/>  {24, <text:a xlink:type="simple" xlink:href="https://www.oryx-embedded.com/doc/camellia_8c.html#a81a7c36ecc75b2f02c2b6d2d6d49778e" text:style-name="Internet_20_link" text:visited-style-name="Visited_20_Internet_20_Link">KL</text:a>, 45, <text:a xlink:type="simple" xlink:href="https://www.oryx-embedded.com/doc/camellia_8c.html#aa73214aa5f2f94f63d90bb4e3d99fe53" text:style-name="Internet_20_link" text:visited-style-name="Visited_20_Internet_20_Link">L</text:a>}, //k9</text:p>
      <text:p text:style-name="Standard"><text:bookmark text:name="l00160"/>  {26, <text:a xlink:type="simple" xlink:href="https://www.oryx-embedded.com/doc/camellia_8c.html#a81a7c36ecc75b2f02c2b6d2d6d49778e" text:style-name="Internet_20_link" text:visited-style-name="Visited_20_Internet_20_Link">KL</text:a>, 45, <text:a xlink:type="simple" xlink:href="https://www.oryx-embedded.com/doc/camellia_8c.html#a5c71a5e59a53413cd6c270266d63b031" text:style-name="Internet_20_link" text:visited-style-name="Visited_20_Internet_20_Link">R</text:a>}, //k10</text:p>
      <text:p text:style-name="Standard"><text:bookmark text:name="l00161"/>  {28, <text:a xlink:type="simple" xlink:href="https://www.oryx-embedded.com/doc/camellia_8c.html#ac20b871b737ec964c3a7c440d411f969" text:style-name="Internet_20_link" text:visited-style-name="Visited_20_Internet_20_Link">KA</text:a>, 45, <text:a xlink:type="simple" xlink:href="https://www.oryx-embedded.com/doc/camellia_8c.html#aa73214aa5f2f94f63d90bb4e3d99fe53" text:style-name="Internet_20_link" text:visited-style-name="Visited_20_Internet_20_Link">L</text:a>}, //k11</text:p>
      <text:p text:style-name="Standard"><text:bookmark text:name="l00162"/>  {30, <text:a xlink:type="simple" xlink:href="https://www.oryx-embedded.com/doc/camellia_8c.html#ac20b871b737ec964c3a7c440d411f969" text:style-name="Internet_20_link" text:visited-style-name="Visited_20_Internet_20_Link">KA</text:a>, 45, <text:a xlink:type="simple" xlink:href="https://www.oryx-embedded.com/doc/camellia_8c.html#a5c71a5e59a53413cd6c270266d63b031" text:style-name="Internet_20_link" text:visited-style-name="Visited_20_Internet_20_Link">R</text:a>}, //k12</text:p>
      <text:p text:style-name="Standard"><text:bookmark text:name="l00163"/>  {32, <text:a xlink:type="simple" xlink:href="https://www.oryx-embedded.com/doc/camellia_8c.html#a81a7c36ecc75b2f02c2b6d2d6d49778e" text:style-name="Internet_20_link" text:visited-style-name="Visited_20_Internet_20_Link">KL</text:a>, 60, <text:a xlink:type="simple" xlink:href="https://www.oryx-embedded.com/doc/camellia_8c.html#aa73214aa5f2f94f63d90bb4e3d99fe53" text:style-name="Internet_20_link" text:visited-style-name="Visited_20_Internet_20_Link">L</text:a>}, //ke3</text:p>
      <text:p text:style-name="Standard"><text:bookmark text:name="l00164"/>  {34, <text:a xlink:type="simple" xlink:href="https://www.oryx-embedded.com/doc/camellia_8c.html#a81a7c36ecc75b2f02c2b6d2d6d49778e" text:style-name="Internet_20_link" text:visited-style-name="Visited_20_Internet_20_Link">KL</text:a>, 60, <text:a xlink:type="simple" xlink:href="https://www.oryx-embedded.com/doc/camellia_8c.html#a5c71a5e59a53413cd6c270266d63b031" text:style-name="Internet_20_link" text:visited-style-name="Visited_20_Internet_20_Link">R</text:a>}, //ke4</text:p>
      <text:p text:style-name="Standard"><text:bookmark text:name="l00165"/>  {36, <text:a xlink:type="simple" xlink:href="https://www.oryx-embedded.com/doc/camellia_8c.html#a76f9425f5a9151312ae472a45a03b60c" text:style-name="Internet_20_link" text:visited-style-name="Visited_20_Internet_20_Link">KR</text:a>, 60, <text:a xlink:type="simple" xlink:href="https://www.oryx-embedded.com/doc/camellia_8c.html#aa73214aa5f2f94f63d90bb4e3d99fe53" text:style-name="Internet_20_link" text:visited-style-name="Visited_20_Internet_20_Link">L</text:a>}, //k13</text:p>
      <text:p text:style-name="Standard"><text:bookmark text:name="l00166"/>  {38, <text:a xlink:type="simple" xlink:href="https://www.oryx-embedded.com/doc/camellia_8c.html#a76f9425f5a9151312ae472a45a03b60c" text:style-name="Internet_20_link" text:visited-style-name="Visited_20_Internet_20_Link">KR</text:a>, 60, <text:a xlink:type="simple" xlink:href="https://www.oryx-embedded.com/doc/camellia_8c.html#a5c71a5e59a53413cd6c270266d63b031" text:style-name="Internet_20_link" text:visited-style-name="Visited_20_Internet_20_Link">R</text:a>}, //k14</text:p>
      <text:p text:style-name="Standard"><text:bookmark text:name="l00167"/>  {40, <text:a xlink:type="simple" xlink:href="https://www.oryx-embedded.com/doc/camellia_8c.html#a1841fd1a462d245d8c73dce55e2f45da" text:style-name="Internet_20_link" text:visited-style-name="Visited_20_Internet_20_Link">KB</text:a>, 60, <text:a xlink:type="simple" xlink:href="https://www.oryx-embedded.com/doc/camellia_8c.html#aa73214aa5f2f94f63d90bb4e3d99fe53" text:style-name="Internet_20_link" text:visited-style-name="Visited_20_Internet_20_Link">L</text:a>}, //k15</text:p>
      <text:p text:style-name="Standard"><text:bookmark text:name="l00168"/>  {42, <text:a xlink:type="simple" xlink:href="https://www.oryx-embedded.com/doc/camellia_8c.html#a1841fd1a462d245d8c73dce55e2f45da" text:style-name="Internet_20_link" text:visited-style-name="Visited_20_Internet_20_Link">KB</text:a>, 60, <text:a xlink:type="simple" xlink:href="https://www.oryx-embedded.com/doc/camellia_8c.html#a5c71a5e59a53413cd6c270266d63b031" text:style-name="Internet_20_link" text:visited-style-name="Visited_20_Internet_20_Link">R</text:a>}, //k16</text:p>
      <text:p text:style-name="Standard"><text:bookmark text:name="l00169"/>  {44, <text:a xlink:type="simple" xlink:href="https://www.oryx-embedded.com/doc/camellia_8c.html#a81a7c36ecc75b2f02c2b6d2d6d49778e" text:style-name="Internet_20_link" text:visited-style-name="Visited_20_Internet_20_Link">KL</text:a>, 77, <text:a xlink:type="simple" xlink:href="https://www.oryx-embedded.com/doc/camellia_8c.html#aa73214aa5f2f94f63d90bb4e3d99fe53" text:style-name="Internet_20_link" text:visited-style-name="Visited_20_Internet_20_Link">L</text:a>}, //k17</text:p>
      <text:p text:style-name="Standard"><text:bookmark text:name="l00170"/>  {46, <text:a xlink:type="simple" xlink:href="https://www.oryx-embedded.com/doc/camellia_8c.html#a81a7c36ecc75b2f02c2b6d2d6d49778e" text:style-name="Internet_20_link" text:visited-style-name="Visited_20_Internet_20_Link">KL</text:a>, 77, <text:a xlink:type="simple" xlink:href="https://www.oryx-embedded.com/doc/camellia_8c.html#a5c71a5e59a53413cd6c270266d63b031" text:style-name="Internet_20_link" text:visited-style-name="Visited_20_Internet_20_Link">R</text:a>}, //k18</text:p>
      <text:p text:style-name="Standard"><text:bookmark text:name="l00171"/>  {48, <text:a xlink:type="simple" xlink:href="https://www.oryx-embedded.com/doc/camellia_8c.html#ac20b871b737ec964c3a7c440d411f969" text:style-name="Internet_20_link" text:visited-style-name="Visited_20_Internet_20_Link">KA</text:a>, 77, <text:a xlink:type="simple" xlink:href="https://www.oryx-embedded.com/doc/camellia_8c.html#aa73214aa5f2f94f63d90bb4e3d99fe53" text:style-name="Internet_20_link" text:visited-style-name="Visited_20_Internet_20_Link">L</text:a>}, //ke5</text:p>
      <text:p text:style-name="Standard"><text:bookmark text:name="l00172"/>  {50, <text:a xlink:type="simple" xlink:href="https://www.oryx-embedded.com/doc/camellia_8c.html#ac20b871b737ec964c3a7c440d411f969" text:style-name="Internet_20_link" text:visited-style-name="Visited_20_Internet_20_Link">KA</text:a>, 77, <text:a xlink:type="simple" xlink:href="https://www.oryx-embedded.com/doc/camellia_8c.html#a5c71a5e59a53413cd6c270266d63b031" text:style-name="Internet_20_link" text:visited-style-name="Visited_20_Internet_20_Link">R</text:a>}, //ke6</text:p>
      <text:p text:style-name="Standard"><text:bookmark text:name="l00173"/>  {52, <text:a xlink:type="simple" xlink:href="https://www.oryx-embedded.com/doc/camellia_8c.html#a76f9425f5a9151312ae472a45a03b60c" text:style-name="Internet_20_link" text:visited-style-name="Visited_20_Internet_20_Link">KR</text:a>, 94, <text:a xlink:type="simple" xlink:href="https://www.oryx-embedded.com/doc/camellia_8c.html#aa73214aa5f2f94f63d90bb4e3d99fe53" text:style-name="Internet_20_link" text:visited-style-name="Visited_20_Internet_20_Link">L</text:a>}, //k19</text:p>
      <text:p text:style-name="Standard"><text:bookmark text:name="l00174"/>  {54, <text:a xlink:type="simple" xlink:href="https://www.oryx-embedded.com/doc/camellia_8c.html#a76f9425f5a9151312ae472a45a03b60c" text:style-name="Internet_20_link" text:visited-style-name="Visited_20_Internet_20_Link">KR</text:a>, 94, <text:a xlink:type="simple" xlink:href="https://www.oryx-embedded.com/doc/camellia_8c.html#a5c71a5e59a53413cd6c270266d63b031" text:style-name="Internet_20_link" text:visited-style-name="Visited_20_Internet_20_Link">R</text:a>}, //k20</text:p>
      <text:p text:style-name="Standard"><text:bookmark text:name="l00175"/>  {56, <text:a xlink:type="simple" xlink:href="https://www.oryx-embedded.com/doc/camellia_8c.html#ac20b871b737ec964c3a7c440d411f969" text:style-name="Internet_20_link" text:visited-style-name="Visited_20_Internet_20_Link">KA</text:a>, 94, <text:a xlink:type="simple" xlink:href="https://www.oryx-embedded.com/doc/camellia_8c.html#aa73214aa5f2f94f63d90bb4e3d99fe53" text:style-name="Internet_20_link" text:visited-style-name="Visited_20_Internet_20_Link">L</text:a>}, //k21</text:p>
      <text:p text:style-name="Standard"><text:bookmark text:name="l00176"/>  {58, <text:a xlink:type="simple" xlink:href="https://www.oryx-embedded.com/doc/camellia_8c.html#ac20b871b737ec964c3a7c440d411f969" text:style-name="Internet_20_link" text:visited-style-name="Visited_20_Internet_20_Link">KA</text:a>, 94, <text:a xlink:type="simple" xlink:href="https://www.oryx-embedded.com/doc/camellia_8c.html#a5c71a5e59a53413cd6c270266d63b031" text:style-name="Internet_20_link" text:visited-style-name="Visited_20_Internet_20_Link">R</text:a>}, //k22</text:p>
      <text:p text:style-name="Standard"><text:bookmark text:name="l00177"/>  {60, <text:a xlink:type="simple" xlink:href="https://www.oryx-embedded.com/doc/camellia_8c.html#a81a7c36ecc75b2f02c2b6d2d6d49778e" text:style-name="Internet_20_link" text:visited-style-name="Visited_20_Internet_20_Link">KL</text:a>, 111, <text:a xlink:type="simple" xlink:href="https://www.oryx-embedded.com/doc/camellia_8c.html#aa73214aa5f2f94f63d90bb4e3d99fe53" text:style-name="Internet_20_link" text:visited-style-name="Visited_20_Internet_20_Link">L</text:a>}, //k23</text:p>
      <text:p text:style-name="Standard"><text:bookmark text:name="l00178"/>  {62, <text:a xlink:type="simple" xlink:href="https://www.oryx-embedded.com/doc/camellia_8c.html#a81a7c36ecc75b2f02c2b6d2d6d49778e" text:style-name="Internet_20_link" text:visited-style-name="Visited_20_Internet_20_Link">KL</text:a>, 111, <text:a xlink:type="simple" xlink:href="https://www.oryx-embedded.com/doc/camellia_8c.html#a5c71a5e59a53413cd6c270266d63b031" text:style-name="Internet_20_link" text:visited-style-name="Visited_20_Internet_20_Link">R</text:a>}, //k24</text:p>
      <text:p text:style-name="Standard"><text:bookmark text:name="l00179"/>  {64, <text:a xlink:type="simple" xlink:href="https://www.oryx-embedded.com/doc/camellia_8c.html#a1841fd1a462d245d8c73dce55e2f45da" text:style-name="Internet_20_link" text:visited-style-name="Visited_20_Internet_20_Link">KB</text:a>, 111, <text:a xlink:type="simple" xlink:href="https://www.oryx-embedded.com/doc/camellia_8c.html#aa73214aa5f2f94f63d90bb4e3d99fe53" text:style-name="Internet_20_link" text:visited-style-name="Visited_20_Internet_20_Link">L</text:a>}, //kw3</text:p>
      <text:p text:style-name="Standard"><text:bookmark text:name="l00180"/>  {66, <text:a xlink:type="simple" xlink:href="https://www.oryx-embedded.com/doc/camellia_8c.html#a1841fd1a462d245d8c73dce55e2f45da" text:style-name="Internet_20_link" text:visited-style-name="Visited_20_Internet_20_Link">KB</text:a>, 111, <text:a xlink:type="simple" xlink:href="https://www.oryx-embedded.com/doc/camellia_8c.html#a5c71a5e59a53413cd6c270266d63b031" text:style-name="Internet_20_link" text:visited-style-name="Visited_20_Internet_20_Link">R</text:a>}, //kw4</text:p>
      <text:p text:style-name="Standard"><text:bookmark text:name="l00181"/> };</text:p>
      <text:p text:style-name="Standard"><text:bookmark text:name="l00182"/>  </text:p>
      <text:p text:style-name="Standard"><text:bookmark text:name="l00183"/> //Key schedule constants</text:p>
      <text:p text:style-name="Standard"><text:bookmark text:name="l00184"/> static const uint32_t sigma[12] =</text:p>
      <text:p text:style-name="Standard"><text:bookmark text:name="l00185"/> {</text:p>
      <text:p text:style-name="Standard"><text:bookmark text:name="l00186"/>  0xA09E667F, 0x3BCC908B,</text:p>
      <text:p text:style-name="Standard"><text:bookmark text:name="l00187"/>  0xB67AE858, 0x4CAA73B2,</text:p>
      <text:p text:style-name="Standard"><text:bookmark text:name="l00188"/>  0xC6EF372F, 0xE94F82BE,</text:p>
      <text:p text:style-name="Standard"><text:bookmark text:name="l00189"/>  0x54FF53A5, 0xF1D36F1C,</text:p>
      <text:p text:style-name="Standard"><text:bookmark text:name="l00190"/>  0x10E527FA, 0xDE682D1D,</text:p>
      <text:p text:style-name="Standard"><text:bookmark text:name="l00191"/>  0xB05688C2, 0xB3E6C1FD</text:p>
      <text:p text:style-name="Standard"><text:bookmark text:name="l00192"/> };</text:p>
      <text:p text:style-name="Standard"><text:bookmark text:name="l00193"/>  </text:p>
      <text:p text:style-name="Standard"><text:bookmark text:name="l00194"/> //Substitution table 1</text:p>
      <text:p text:style-name="Standard"><text:bookmark text:name="l00195"/> static const uint8_t sbox1[256] =</text:p>
      <text:p text:style-name="Standard"><text:bookmark text:name="l00196"/> {</text:p>
      <text:p text:style-name="Standard"><text:bookmark text:name="l00197"/>  0x70, 0x82, 0x2C, 0xEC, 0xB3, 0x27, 0xC0, 0xE5, 0xE4, 0x85, 0x57, 0x35, 0xEA, 0x0C, 0xAE, 0x41,</text:p>
      <text:p text:style-name="Standard"><text:bookmark text:name="l00198"/>  0x23, 0xEF, 0x6B, 0x93, 0x45, 0x19, 0xA5, 0x21, 0xED, 0x0E, 0x4F, 0x4E, 0x1D, 0x65, 0x92, 0xBD,</text:p>
      <text:p text:style-name="Standard"><text:bookmark text:name="l00199"/>  0x86, 0xB8, 0xAF, 0x8F, 0x7C, 0xEB, 0x1F, 0xCE, 0x3E, 0x30, 0xDC, 0x5F, 0x5E, 0xC5, 0x0B, 0x1A,</text:p>
      <text:p text:style-name="Standard"><text:bookmark text:name="l00200"/>  0xA6, 0xE1, 0x39, 0xCA, 0xD5, 0x47, 0x5D, 0x3D, 0xD9, 0x01, 0x5A, 0xD6, 0x51, 0x56, 0x6C, 0x4D,</text:p>
      <text:p text:style-name="Standard"><text:bookmark text:name="l00201"/>  0x8B, 0x0D, 0x9A, 0x66, 0xFB, 0xCC, 0xB0, 0x2D, 0x74, 0x12, 0x2B, 0x20, 0xF0, 0xB1, 0x84, 0x99,</text:p>
      <text:p text:style-name="Standard"><text:bookmark text:name="l00202"/><text:soft-page-break/>  0xDF, 0x4C, 0xCB, 0xC2, 0x34, 0x7E, 0x76, 0x05, 0x6D, 0xB7, 0xA9, 0x31, 0xD1, 0x17, 0x04, 0xD7,</text:p>
      <text:p text:style-name="Standard"><text:bookmark text:name="l00203"/>  0x14, 0x58, 0x3A, 0x61, 0xDE, 0x1B, 0x11, 0x1C, 0x32, 0x0F, 0x9C, 0x16, 0x53, 0x18, 0xF2, 0x22,</text:p>
      <text:p text:style-name="Standard"><text:bookmark text:name="l00204"/>  0xFE, 0x44, 0xCF, 0xB2, 0xC3, 0xB5, 0x7A, 0x91, 0x24, 0x08, 0xE8, 0xA8, 0x60, 0xFC, 0x69, 0x50,</text:p>
      <text:p text:style-name="Standard"><text:bookmark text:name="l00205"/>  0xAA, 0xD0, 0xA0, 0x7D, 0xA1, 0x89, 0x62, 0x97, 0x54, 0x5B, 0x1E, 0x95, 0xE0, 0xFF, 0x64, 0xD2,</text:p>
      <text:p text:style-name="Standard"><text:bookmark text:name="l00206"/>  0x10, 0xC4, 0x00, 0x48, 0xA3, 0xF7, 0x75, 0xDB, 0x8A, 0x03, 0xE6, 0xDA, 0x09, 0x3F, 0xDD, 0x94,</text:p>
      <text:p text:style-name="Standard"><text:bookmark text:name="l00207"/>  0x87, 0x5C, 0x83, 0x02, 0xCD, 0x4A, 0x90, 0x33, 0x73, 0x67, 0xF6, 0xF3, 0x9D, 0x7F, 0xBF, 0xE2,</text:p>
      <text:p text:style-name="Standard"><text:bookmark text:name="l00208"/>  0x52, 0x9B, 0xD8, 0x26, 0xC8, 0x37, 0xC6, 0x3B, 0x81, 0x96, 0x6F, 0x4B, 0x13, 0xBE, 0x63, 0x2E,</text:p>
      <text:p text:style-name="Standard"><text:bookmark text:name="l00209"/>  0xE9, 0x79, 0xA7, 0x8C, 0x9F, 0x6E, 0xBC, 0x8E, 0x29, 0xF5, 0xF9, 0xB6, 0x2F, 0xFD, 0xB4, 0x59,</text:p>
      <text:p text:style-name="Standard"><text:bookmark text:name="l00210"/>  0x78, 0x98, 0x06, 0x6A, 0xE7, 0x46, 0x71, 0xBA, 0xD4, 0x25, 0xAB, 0x42, 0x88, 0xA2, 0x8D, 0xFA,</text:p>
      <text:p text:style-name="Standard"><text:bookmark text:name="l00211"/>  0x72, 0x07, 0xB9, 0x55, 0xF8, 0xEE, 0xAC, 0x0A, 0x36, 0x49, 0x2A, 0x68, 0x3C, 0x38, 0xF1, 0xA4,</text:p>
      <text:p text:style-name="Standard"><text:bookmark text:name="l00212"/>  0x40, 0x28, 0xD3, 0x7B, 0xBB, 0xC9, 0x43, 0xC1, 0x15, 0xE3, 0xAD, 0xF4, 0x77, 0xC7, 0x80, 0x9E</text:p>
      <text:p text:style-name="Standard"><text:bookmark text:name="l00213"/> };</text:p>
      <text:p text:style-name="Standard"><text:bookmark text:name="l00214"/>  </text:p>
      <text:p text:style-name="Standard"><text:bookmark text:name="l00215"/> //Substitution table 2</text:p>
      <text:p text:style-name="Standard"><text:bookmark text:name="l00216"/> static const uint8_t sbox2[256] =</text:p>
      <text:p text:style-name="Standard"><text:bookmark text:name="l00217"/> {</text:p>
      <text:p text:style-name="Standard"><text:bookmark text:name="l00218"/>  0xE0, 0x05, 0x58, 0xD9, 0x67, 0x4E, 0x81, 0xCB, 0xC9, 0x0B, 0xAE, 0x6A, 0xD5, 0x18, 0x5D, 0x82,</text:p>
      <text:p text:style-name="Standard"><text:bookmark text:name="l00219"/>  0x46, 0xDF, 0xD6, 0x27, 0x8A, 0x32, 0x4B, 0x42, 0xDB, 0x1C, 0x9E, 0x9C, 0x3A, 0xCA, 0x25, 0x7B,</text:p>
      <text:p text:style-name="Standard"><text:bookmark text:name="l00220"/>  0x0D, 0x71, 0x5F, 0x1F, 0xF8, 0xD7, 0x3E, 0x9D, 0x7C, 0x60, 0xB9, 0xBE, 0xBC, 0x8B, 0x16, 0x34,</text:p>
      <text:p text:style-name="Standard"><text:bookmark text:name="l00221"/>  0x4D, 0xC3, 0x72, 0x95, 0xAB, 0x8E, 0xBA, 0x7A, 0xB3, 0x02, 0xB4, 0xAD, 0xA2, 0xAC, 0xD8, 0x9A,</text:p>
      <text:p text:style-name="Standard"><text:bookmark text:name="l00222"/>  0x17, 0x1A, 0x35, 0xCC, 0xF7, 0x99, 0x61, 0x5A, 0xE8, 0x24, 0x56, 0x40, 0xE1, 0x63, 0x09, 0x33,</text:p>
      <text:p text:style-name="Standard"><text:bookmark text:name="l00223"/>  0xBF, 0x98, 0x97, 0x85, 0x68, 0xFC, 0xEC, 0x0A, 0xDA, 0x6F, 0x53, 0x62, 0xA3, 0x2E, 0x08, 0xAF,</text:p>
      <text:p text:style-name="Standard"><text:bookmark text:name="l00224"/>  0x28, 0xB0, 0x74, 0xC2, 0xBD, 0x36, 0x22, 0x38, 0x64, 0x1E, 0x39, 0x2C, 0xA6, 0x30, 0xE5, 0x44,</text:p>
      <text:p text:style-name="Standard"><text:bookmark text:name="l00225"/>  0xFD, 0x88, 0x9F, 0x65, 0x87, 0x6B, 0xF4, 0x23, 0x48, 0x10, 0xD1, 0x51, 0xC0, 0xF9, 0xD2, 0xA0,</text:p>
      <text:p text:style-name="Standard"><text:bookmark text:name="l00226"/>  0x55, 0xA1, 0x41, 0xFA, 0x43, 0x13, 0xC4, 0x2F, 0xA8, 0xB6, 0x3C, 0x2B, 0xC1, 0xFF, 0xC8, 0xA5,</text:p>
      <text:p text:style-name="Standard"><text:bookmark text:name="l00227"/>  0x20, 0x89, 0x00, 0x90, 0x47, 0xEF, 0xEA, 0xB7, 0x15, 0x06, 0xCD, 0xB5, 0x12, 0x7E, 0xBB, 0x29,</text:p>
      <text:p text:style-name="Standard"><text:bookmark text:name="l00228"/>  0x0F, 0xB8, 0x07, 0x04, 0x9B, 0x94, 0x21, 0x66, 0xE6, 0xCE, 0xED, 0xE7, 0x3B, 0xFE, 0x7F, 0xC5,</text:p>
      <text:p text:style-name="Standard"><text:bookmark text:name="l00229"/>  0xA4, 0x37, 0xB1, 0x4C, 0x91, 0x6E, 0x8D, 0x76, 0x03, 0x2D, 0xDE, 0x96, 0x26, 0x7D, 0xC6, 0x5C,</text:p>
      <text:p text:style-name="Standard"><text:bookmark text:name="l00230"/><text:soft-page-break/>  0xD3, 0xF2, 0x4F, 0x19, 0x3F, 0xDC, 0x79, 0x1D, 0x52, 0xEB, 0xF3, 0x6D, 0x5E, 0xFB, 0x69, 0xB2,</text:p>
      <text:p text:style-name="Standard"><text:bookmark text:name="l00231"/>  0xF0, 0x31, 0x0C, 0xD4, 0xCF, 0x8C, 0xE2, 0x75, 0xA9, 0x4A, 0x57, 0x84, 0x11, 0x45, 0x1B, 0xF5,</text:p>
      <text:p text:style-name="Standard"><text:bookmark text:name="l00232"/>  0xE4, 0x0E, 0x73, 0xAA, 0xF1, 0xDD, 0x59, 0x14, 0x6C, 0x92, 0x54, 0xD0, 0x78, 0x70, 0xE3, 0x49,</text:p>
      <text:p text:style-name="Standard"><text:bookmark text:name="l00233"/>  0x80, 0x50, 0xA7, 0xF6, 0x77, 0x93, 0x86, 0x83, 0x2A, 0xC7, 0x5B, 0xE9, 0xEE, 0x8F, 0x01, 0x3D</text:p>
      <text:p text:style-name="Standard"><text:bookmark text:name="l00234"/> };</text:p>
      <text:p text:style-name="Standard"><text:bookmark text:name="l00235"/>  </text:p>
      <text:p text:style-name="Standard"><text:bookmark text:name="l00236"/> //Substitution table 3</text:p>
      <text:p text:style-name="Standard"><text:bookmark text:name="l00237"/> static const uint8_t sbox3[256] =</text:p>
      <text:p text:style-name="Standard"><text:bookmark text:name="l00238"/> {</text:p>
      <text:p text:style-name="Standard"><text:bookmark text:name="l00239"/>  0x38, 0x41, 0x16, 0x76, 0xD9, 0x93, 0x60, 0xF2, 0x72, 0xC2, 0xAB, 0x9A, 0x75, 0x06, 0x57, 0xA0,</text:p>
      <text:p text:style-name="Standard"><text:bookmark text:name="l00240"/>  0x91, 0xF7, 0xB5, 0xC9, 0xA2, 0x8C, 0xD2, 0x90, 0xF6, 0x07, 0xA7, 0x27, 0x8E, 0xB2, 0x49, 0xDE,</text:p>
      <text:p text:style-name="Standard"><text:bookmark text:name="l00241"/>  0x43, 0x5C, 0xD7, 0xC7, 0x3E, 0xF5, 0x8F, 0x67, 0x1F, 0x18, 0x6E, 0xAF, 0x2F, 0xE2, 0x85, 0x0D,</text:p>
      <text:p text:style-name="Standard"><text:bookmark text:name="l00242"/>  0x53, 0xF0, 0x9C, 0x65, 0xEA, 0xA3, 0xAE, 0x9E, 0xEC, 0x80, 0x2D, 0x6B, 0xA8, 0x2B, 0x36, 0xA6,</text:p>
      <text:p text:style-name="Standard"><text:bookmark text:name="l00243"/>  0xC5, 0x86, 0x4D, 0x33, 0xFD, 0x66, 0x58, 0x96, 0x3A, 0x09, 0x95, 0x10, 0x78, 0xD8, 0x42, 0xCC,</text:p>
      <text:p text:style-name="Standard"><text:bookmark text:name="l00244"/>  0xEF, 0x26, 0xE5, 0x61, 0x1A, 0x3F, 0x3B, 0x82, 0xB6, 0xDB, 0xD4, 0x98, 0xE8, 0x8B, 0x02, 0xEB,</text:p>
      <text:p text:style-name="Standard"><text:bookmark text:name="l00245"/>  0x0A, 0x2C, 0x1D, 0xB0, 0x6F, 0x8D, 0x88, 0x0E, 0x19, 0x87, 0x4E, 0x0B, 0xA9, 0x0C, 0x79, 0x11,</text:p>
      <text:p text:style-name="Standard"><text:bookmark text:name="l00246"/>  0x7F, 0x22, 0xE7, 0x59, 0xE1, 0xDA, 0x3D, 0xC8, 0x12, 0x04, 0x74, 0x54, 0x30, 0x7E, 0xB4, 0x28,</text:p>
      <text:p text:style-name="Standard"><text:bookmark text:name="l00247"/>  0x55, 0x68, 0x50, 0xBE, 0xD0, 0xC4, 0x31, 0xCB, 0x2A, 0xAD, 0x0F, 0xCA, 0x70, 0xFF, 0x32, 0x69,</text:p>
      <text:p text:style-name="Standard"><text:bookmark text:name="l00248"/>  0x08, 0x62, 0x00, 0x24, 0xD1, 0xFB, 0xBA, 0xED, 0x45, 0x81, 0x73, 0x6D, 0x84, 0x9F, 0xEE, 0x4A,</text:p>
      <text:p text:style-name="Standard"><text:bookmark text:name="l00249"/>  0xC3, 0x2E, 0xC1, 0x01, 0xE6, 0x25, 0x48, 0x99, 0xB9, 0xB3, 0x7B, 0xF9, 0xCE, 0xBF, 0xDF, 0x71,</text:p>
      <text:p text:style-name="Standard"><text:bookmark text:name="l00250"/>  0x29, 0xCD, 0x6C, 0x13, 0x64, 0x9B, 0x63, 0x9D, 0xC0, 0x4B, 0xB7, 0xA5, 0x89, 0x5F, 0xB1, 0x17,</text:p>
      <text:p text:style-name="Standard"><text:bookmark text:name="l00251"/>  0xF4, 0xBC, 0xD3, 0x46, 0xCF, 0x37, 0x5E, 0x47, 0x94, 0xFA, 0xFC, 0x5B, 0x97, 0xFE, 0x5A, 0xAC,</text:p>
      <text:p text:style-name="Standard"><text:bookmark text:name="l00252"/>  0x3C, 0x4C, 0x03, 0x35, 0xF3, 0x23, 0xB8, 0x5D, 0x6A, 0x92, 0xD5, 0x21, 0x44, 0x51, 0xC6, 0x7D,</text:p>
      <text:p text:style-name="Standard"><text:bookmark text:name="l00253"/>  0x39, 0x83, 0xDC, 0xAA, 0x7C, 0x77, 0x56, 0x05, 0x1B, 0xA4, 0x15, 0x34, 0x1E, 0x1C, 0xF8, 0x52,</text:p>
      <text:p text:style-name="Standard"><text:bookmark text:name="l00254"/>  0x20, 0x14, 0xE9, 0xBD, 0xDD, 0xE4, 0xA1, 0xE0, 0x8A, 0xF1, 0xD6, 0x7A, 0xBB, 0xE3, 0x40, 0x4F</text:p>
      <text:p text:style-name="Standard"><text:bookmark text:name="l00255"/> };</text:p>
      <text:p text:style-name="Standard"><text:bookmark text:name="l00256"/>  </text:p>
      <text:p text:style-name="Standard"><text:bookmark text:name="l00257"/> //Substitution table 4</text:p>
      <text:p text:style-name="Standard"><text:bookmark text:name="l00258"/> static const uint8_t sbox4[256] =</text:p>
      <text:p text:style-name="Standard"><text:bookmark text:name="l00259"/> {</text:p>
      <text:p text:style-name="Standard"><text:bookmark text:name="l00260"/>  0x70, 0x2C, 0xB3, 0xC0, 0xE4, 0x57, 0xEA, 0xAE, 0x23, 0x6B, 0x45, 0xA5, 0xED, 0x4F, 0x1D, 0x92,</text:p>
      <text:p text:style-name="Standard"><text:bookmark text:name="l00261"/><text:soft-page-break/>  0x86, 0xAF, 0x7C, 0x1F, 0x3E, 0xDC, 0x5E, 0x0B, 0xA6, 0x39, 0xD5, 0x5D, 0xD9, 0x5A, 0x51, 0x6C,</text:p>
      <text:p text:style-name="Standard"><text:bookmark text:name="l00262"/>  0x8B, 0x9A, 0xFB, 0xB0, 0x74, 0x2B, 0xF0, 0x84, 0xDF, 0xCB, 0x34, 0x76, 0x6D, 0xA9, 0xD1, 0x04,</text:p>
      <text:p text:style-name="Standard"><text:bookmark text:name="l00263"/>  0x14, 0x3A, 0xDE, 0x11, 0x32, 0x9C, 0x53, 0xF2, 0xFE, 0xCF, 0xC3, 0x7A, 0x24, 0xE8, 0x60, 0x69,</text:p>
      <text:p text:style-name="Standard"><text:bookmark text:name="l00264"/>  0xAA, 0xA0, 0xA1, 0x62, 0x54, 0x1E, 0xE0, 0x64, 0x10, 0x00, 0xA3, 0x75, 0x8A, 0xE6, 0x09, 0xDD,</text:p>
      <text:p text:style-name="Standard"><text:bookmark text:name="l00265"/>  0x87, 0x83, 0xCD, 0x90, 0x73, 0xF6, 0x9D, 0xBF, 0x52, 0xD8, 0xC8, 0xC6, 0x81, 0x6F, 0x13, 0x63,</text:p>
      <text:p text:style-name="Standard"><text:bookmark text:name="l00266"/>  0xE9, 0xA7, 0x9F, 0xBC, 0x29, 0xF9, 0x2F, 0xB4, 0x78, 0x06, 0xE7, 0x71, 0xD4, 0xAB, 0x88, 0x8D,</text:p>
      <text:p text:style-name="Standard"><text:bookmark text:name="l00267"/>  0x72, 0xB9, 0xF8, 0xAC, 0x36, 0x2A, 0x3C, 0xF1, 0x40, 0xD3, 0xBB, 0x43, 0x15, 0xAD, 0x77, 0x80,</text:p>
      <text:p text:style-name="Standard"><text:bookmark text:name="l00268"/>  0x82, 0xEC, 0x27, 0xE5, 0x85, 0x35, 0x0C, 0x41, 0xEF, 0x93, 0x19, 0x21, 0x0E, 0x4E, 0x65, 0xBD,</text:p>
      <text:p text:style-name="Standard"><text:bookmark text:name="l00269"/>  0xB8, 0x8F, 0xEB, 0xCE, 0x30, 0x5F, 0xC5, 0x1A, 0xE1, 0xCA, 0x47, 0x3D, 0x01, 0xD6, 0x56, 0x4D,</text:p>
      <text:p text:style-name="Standard"><text:bookmark text:name="l00270"/>  0x0D, 0x66, 0xCC, 0x2D, 0x12, 0x20, 0xB1, 0x99, 0x4C, 0xC2, 0x7E, 0x05, 0xB7, 0x31, 0x17, 0xD7,</text:p>
      <text:p text:style-name="Standard"><text:bookmark text:name="l00271"/>  0x58, 0x61, 0x1B, 0x1C, 0x0F, 0x16, 0x18, 0x22, 0x44, 0xB2, 0xB5, 0x91, 0x08, 0xA8, 0xFC, 0x50,</text:p>
      <text:p text:style-name="Standard"><text:bookmark text:name="l00272"/>  0xD0, 0x7D, 0x89, 0x97, 0x5B, 0x95, 0xFF, 0xD2, 0xC4, 0x48, 0xF7, 0xDB, 0x03, 0xDA, 0x3F, 0x94,</text:p>
      <text:p text:style-name="Standard"><text:bookmark text:name="l00273"/>  0x5C, 0x02, 0x4A, 0x33, 0x67, 0xF3, 0x7F, 0xE2, 0x9B, 0x26, 0x37, 0x3B, 0x96, 0x4B, 0xBE, 0x2E,</text:p>
      <text:p text:style-name="Standard"><text:bookmark text:name="l00274"/>  0x79, 0x8C, 0x6E, 0x8E, 0xF5, 0xB6, 0xFD, 0x59, 0x98, 0x6A, 0x46, 0xBA, 0x25, 0x42, 0xA2, 0xFA,</text:p>
      <text:p text:style-name="Standard"><text:bookmark text:name="l00275"/>  0x07, 0x55, 0xEE, 0x0A, 0x49, 0x68, 0x38, 0xA4, 0x28, 0x7B, 0xC9, 0xC1, 0xE3, 0xF4, 0xC7, 0x9E</text:p>
      <text:p text:style-name="Standard"><text:bookmark text:name="l00276"/> };</text:p>
      <text:p text:style-name="Standard"><text:bookmark text:name="l00277"/>  </text:p>
      <text:p text:style-name="Standard"><text:bookmark text:name="l00278"/> //Common interface for encryption algorithms</text:p>
      <text:p text:style-name="Standard"><text:bookmark text:name="l00279"/> const <text:a xlink:type="simple" xlink:href="https://www.oryx-embedded.com/doc/struct_cipher_algo.html" text:style-name="Internet_20_link" text:visited-style-name="Visited_20_Internet_20_Link">CipherAlgo</text:a> <text:a xlink:type="simple" xlink:href="https://www.oryx-embedded.com/doc/camellia_8c.html#a593a58219e849b6e74672d970bd46a1a" text:style-name="Internet_20_link" text:visited-style-name="Visited_20_Internet_20_Link">camelliaCipherAlgo</text:a> =</text:p>
      <text:p text:style-name="Standard"><text:bookmark text:name="l00280"/> {</text:p>
      <text:p text:style-name="Standard"><text:bookmark text:name="l00281"/>  "Camellia",</text:p>
      <text:p text:style-name="Standard"><text:bookmark text:name="l00282"/>  sizeof(<text:a xlink:type="simple" xlink:href="https://www.oryx-embedded.com/doc/struct_camellia_context.html" text:style-name="Internet_20_link" text:visited-style-name="Visited_20_Internet_20_Link">CamelliaContext</text:a>),</text:p>
      <text:p text:style-name="Standard"><text:bookmark text:name="l00283"/>  <text:a xlink:type="simple" xlink:href="https://www.oryx-embedded.com/doc/crypto_8h.html#ae03a6c8f32ed798857924d908aacc49bac347f6aa82618d4d57fe85cba6520ce9" text:style-name="Internet_20_link" text:visited-style-name="Visited_20_Internet_20_Link">CIPHER_ALGO_TYPE_BLOCK</text:a>,</text:p>
      <text:p text:style-name="Standard"><text:bookmark text:name="l00284"/>  <text:a xlink:type="simple" xlink:href="https://www.oryx-embedded.com/doc/camellia_8h.html#a75e646fb8543fc3279c2c3435fea75ed" text:style-name="Internet_20_link" text:visited-style-name="Visited_20_Internet_20_Link">CAMELLIA_BLOCK_SIZE</text:a>,</text:p>
      <text:p text:style-name="Standard"><text:bookmark text:name="l00285"/>  (<text:a xlink:type="simple" xlink:href="https://www.oryx-embedded.com/doc/crypto_8h.html#a1a0f02cdb8a3295caa1b87db2785e678" text:style-name="Internet_20_link" text:visited-style-name="Visited_20_Internet_20_Link">CipherAlgoInit</text:a>) <text:a xlink:type="simple" xlink:href="https://www.oryx-embedded.com/doc/camellia_8c.html#a40f037ff4c0ba16da488c8956f737eb8" text:style-name="Internet_20_link" text:visited-style-name="Visited_20_Internet_20_Link">camelliaInit</text:a>,</text:p>
      <text:p text:style-name="Standard"><text:bookmark text:name="l00286"/>  NULL,</text:p>
      <text:p text:style-name="Standard"><text:bookmark text:name="l00287"/>  NULL,</text:p>
      <text:p text:style-name="Standard"><text:bookmark text:name="l00288"/>  (<text:a xlink:type="simple" xlink:href="https://www.oryx-embedded.com/doc/crypto_8h.html#a4b511302b7e4f6ff51dd72f5abde7077" text:style-name="Internet_20_link" text:visited-style-name="Visited_20_Internet_20_Link">CipherAlgoEncryptBlock</text:a>) <text:a xlink:type="simple" xlink:href="https://www.oryx-embedded.com/doc/camellia_8c.html#ad3a28aca85720cfede64b88409905fc3" text:style-name="Internet_20_link" text:visited-style-name="Visited_20_Internet_20_Link">camelliaEncryptBlock</text:a>,</text:p>
      <text:p text:style-name="Standard"><text:bookmark text:name="l00289"/>  (<text:a xlink:type="simple" xlink:href="https://www.oryx-embedded.com/doc/crypto_8h.html#a15510227bd1c7721d1e3af2480069990" text:style-name="Internet_20_link" text:visited-style-name="Visited_20_Internet_20_Link">CipherAlgoDecryptBlock</text:a>) <text:a xlink:type="simple" xlink:href="https://www.oryx-embedded.com/doc/camellia_8c.html#a0312c04b9c38d4e956ef0f7baa5a2703" text:style-name="Internet_20_link" text:visited-style-name="Visited_20_Internet_20_Link">camelliaDecryptBlock</text:a>,</text:p>
      <text:p text:style-name="Standard"><text:bookmark text:name="l00290"/>  (<text:a xlink:type="simple" xlink:href="https://www.oryx-embedded.com/doc/crypto_8h.html#a029fe13de92ab79555ad670ddacc81ff" text:style-name="Internet_20_link" text:visited-style-name="Visited_20_Internet_20_Link">CipherAlgoDeinit</text:a>) <text:a xlink:type="simple" xlink:href="https://www.oryx-embedded.com/doc/camellia_8c.html#a0498d02ee5b833c9389d3d3f403bf9d2" text:style-name="Internet_20_link" text:visited-style-name="Visited_20_Internet_20_Link">camelliaDeinit</text:a></text:p>
      <text:p text:style-name="Standard"><text:bookmark text:name="l00291"/> };</text:p>
      <text:p text:style-name="Standard"><text:bookmark text:name="l00292"/>  </text:p>
      <text:p text:style-name="Standard"><text:bookmark text:name="l00293"/>  </text:p>
      <text:p text:style-name="Standard"><text:bookmark text:name="l00294"/> /**</text:p>
      <text:p text:style-name="Standard"><text:bookmark text:name="l00295"/>  * @brief Initialize a Camellia context using the supplied key</text:p>
      <text:p text:style-name="Standard"><text:bookmark text:name="l00296"/>  * @param[in] context Pointer to the Camellia context to initialize</text:p>
      <text:p text:style-name="Standard"><text:bookmark text:name="l00297"/>  * @param[in] key Pointer to the key</text:p>
      <text:p text:style-name="Standard"><text:bookmark text:name="l00298"/><text:soft-page-break/>  * @param[in] keyLen Length of the key</text:p>
      <text:p text:style-name="Standard"><text:bookmark text:name="l00299"/>  * @return Error code</text:p>
      <text:p text:style-name="Standard"><text:bookmark text:name="l00300"/>  **/</text:p>
      <text:p text:style-name="Standard"><text:bookmark text:name="l00301"/>  </text:p>
      <text:p text:style-name="Standard"><text:bookmark text:name="l00302"/> <text:a xlink:type="simple" xlink:href="https://www.oryx-embedded.com/doc/error_8h.html#ac7659d73a8cdedc08e9f566bb406689c" text:style-name="Internet_20_link" text:visited-style-name="Visited_20_Internet_20_Link">error_t</text:a> <text:a xlink:type="simple" xlink:href="https://www.oryx-embedded.com/doc/camellia_8c.html#a40f037ff4c0ba16da488c8956f737eb8" text:style-name="Internet_20_link" text:visited-style-name="Visited_20_Internet_20_Link">camelliaInit</text:a>(<text:a xlink:type="simple" xlink:href="https://www.oryx-embedded.com/doc/struct_camellia_context.html" text:style-name="Internet_20_link" text:visited-style-name="Visited_20_Internet_20_Link">CamelliaContext</text:a> *context, const uint8_t *key,</text:p>
      <text:p text:style-name="Standard"><text:bookmark text:name="l00303"/>  size_t keyLen)</text:p>
      <text:p text:style-name="Standard"><text:bookmark text:name="l00304"/> {</text:p>
      <text:p text:style-name="Standard"><text:bookmark text:name="l00305"/>  <text:a xlink:type="simple" xlink:href="https://www.oryx-embedded.com/doc/compiler__port_8h.html#a12a1e9b3ce141648783a82445d02b58d" text:style-name="Internet_20_link" text:visited-style-name="Visited_20_Internet_20_Link">uint_t</text:a> i;</text:p>
      <text:p text:style-name="Standard"><text:bookmark text:name="l00306"/>  uint32_t temp1;</text:p>
      <text:p text:style-name="Standard"><text:bookmark text:name="l00307"/>  uint32_t temp2;</text:p>
      <text:p text:style-name="Standard"><text:bookmark text:name="l00308"/>  uint32_t *k;</text:p>
      <text:p text:style-name="Standard"><text:bookmark text:name="l00309"/>  const <text:a xlink:type="simple" xlink:href="https://www.oryx-embedded.com/doc/struct_camellia_subkey.html" text:style-name="Internet_20_link" text:visited-style-name="Visited_20_Internet_20_Link">CamelliaSubkey</text:a> *<text:a xlink:type="simple" xlink:href="https://www.oryx-embedded.com/doc/ndp_8h.html#a6519522ad9a6f45e7a8d25d31392a977" text:style-name="Internet_20_link" text:visited-style-name="Visited_20_Internet_20_Link">p</text:a>;</text:p>
      <text:p text:style-name="Standard"><text:bookmark text:name="l00310"/>  </text:p>
      <text:p text:style-name="Standard"><text:bookmark text:name="l00311"/>  //Check parameters</text:p>
      <text:p text:style-name="Standard"><text:bookmark text:name="l00312"/>  if(context == NULL || key == NULL)</text:p>
      <text:p text:style-name="Standard"><text:bookmark text:name="l00313"/>  return <text:a xlink:type="simple" xlink:href="https://www.oryx-embedded.com/doc/error_8h.html#ac7659d73a8cdedc08e9f566bb406689caeae4b12e06d727d085f75f79a820f2e8" text:style-name="Internet_20_link" text:visited-style-name="Visited_20_Internet_20_Link">ERROR_INVALID_PARAMETER</text:a>;</text:p>
      <text:p text:style-name="Standard"><text:bookmark text:name="l00314"/>  </text:p>
      <text:p text:style-name="Standard"><text:bookmark text:name="l00315"/>  //Check the length of the key</text:p>
      <text:p text:style-name="Standard"><text:bookmark text:name="l00316"/>  if(keyLen == 16)</text:p>
      <text:p text:style-name="Standard"><text:bookmark text:name="l00317"/>  {</text:p>
      <text:p text:style-name="Standard"><text:bookmark text:name="l00318"/>  //18 rounds are required for 128-bit key</text:p>
      <text:p text:style-name="Standard"><text:bookmark text:name="l00319"/>  context-&gt;<text:a xlink:type="simple" xlink:href="https://www.oryx-embedded.com/doc/struct_camellia_context.html#a61afa5b3714800a15e6b9e7b3a295016" text:style-name="Internet_20_link" text:visited-style-name="Visited_20_Internet_20_Link">nr</text:a> = 18;</text:p>
      <text:p text:style-name="Standard"><text:bookmark text:name="l00320"/>  }</text:p>
      <text:p text:style-name="Standard"><text:bookmark text:name="l00321"/>  else if(keyLen == 24 || keyLen == 32)</text:p>
      <text:p text:style-name="Standard"><text:bookmark text:name="l00322"/>  {</text:p>
      <text:p text:style-name="Standard"><text:bookmark text:name="l00323"/>  //24 rounds are required for 192 and 256-bit keys</text:p>
      <text:p text:style-name="Standard"><text:bookmark text:name="l00324"/>  context-&gt;<text:a xlink:type="simple" xlink:href="https://www.oryx-embedded.com/doc/struct_camellia_context.html#a61afa5b3714800a15e6b9e7b3a295016" text:style-name="Internet_20_link" text:visited-style-name="Visited_20_Internet_20_Link">nr</text:a> = 24;</text:p>
      <text:p text:style-name="Standard"><text:bookmark text:name="l00325"/>  }</text:p>
      <text:p text:style-name="Standard"><text:bookmark text:name="l00326"/>  else</text:p>
      <text:p text:style-name="Standard"><text:bookmark text:name="l00327"/>  {</text:p>
      <text:p text:style-name="Standard"><text:bookmark text:name="l00328"/>  //Report an error</text:p>
      <text:p text:style-name="Standard"><text:bookmark text:name="l00329"/>  return <text:a xlink:type="simple" xlink:href="https://www.oryx-embedded.com/doc/error_8h.html#ac7659d73a8cdedc08e9f566bb406689ca3764b2929469f1eb1bf7af50b40df62f" text:style-name="Internet_20_link" text:visited-style-name="Visited_20_Internet_20_Link">ERROR_INVALID_KEY_LENGTH</text:a>;</text:p>
      <text:p text:style-name="Standard"><text:bookmark text:name="l00330"/>  }</text:p>
      <text:p text:style-name="Standard"><text:bookmark text:name="l00331"/>  </text:p>
      <text:p text:style-name="Standard"><text:bookmark text:name="l00332"/>  //Point to KA, KB, KL and KR</text:p>
      <text:p text:style-name="Standard"><text:bookmark text:name="l00333"/>  k = context-&gt;<text:a xlink:type="simple" xlink:href="https://www.oryx-embedded.com/doc/struct_camellia_context.html#a7c61feaafa3607688cfb7eaa27c5e372" text:style-name="Internet_20_link" text:visited-style-name="Visited_20_Internet_20_Link">k</text:a>;</text:p>
      <text:p text:style-name="Standard"><text:bookmark text:name="l00334"/>  //Clear key contents</text:p>
      <text:p text:style-name="Standard"><text:bookmark text:name="l00335"/>  <text:a xlink:type="simple" xlink:href="https://www.oryx-embedded.com/doc/os__port_8h.html#a02f6ecc8d24e3b6d72019b3f4928d3d9" text:style-name="Internet_20_link" text:visited-style-name="Visited_20_Internet_20_Link">osMemset</text:a>(k, 0, 64);</text:p>
      <text:p text:style-name="Standard"><text:bookmark text:name="l00336"/>  //Save the supplied secret key</text:p>
      <text:p text:style-name="Standard"><text:bookmark text:name="l00337"/>  <text:a xlink:type="simple" xlink:href="https://www.oryx-embedded.com/doc/os__port_8h.html#a1a20b96fab4dea19bc6d7fc4a0fc2fc5" text:style-name="Internet_20_link" text:visited-style-name="Visited_20_Internet_20_Link">osMemcpy</text:a>(k, key, keyLen);</text:p>
      <text:p text:style-name="Standard"><text:bookmark text:name="l00338"/>  </text:p>
      <text:p text:style-name="Standard"><text:bookmark text:name="l00339"/>  //192-bit keys require special processing</text:p>
      <text:p text:style-name="Standard"><text:bookmark text:name="l00340"/>  if(keyLen == 24)</text:p>
      <text:p text:style-name="Standard"><text:bookmark text:name="l00341"/>  {</text:p>
      <text:p text:style-name="Standard"><text:bookmark text:name="l00342"/>  //Form a 256-bit key</text:p>
      <text:p text:style-name="Standard"><text:bookmark text:name="l00343"/>  k[<text:a xlink:type="simple" xlink:href="https://www.oryx-embedded.com/doc/camellia_8c.html#a76f9425f5a9151312ae472a45a03b60c" text:style-name="Internet_20_link" text:visited-style-name="Visited_20_Internet_20_Link">KR</text:a> + 2] = ~k[<text:a xlink:type="simple" xlink:href="https://www.oryx-embedded.com/doc/camellia_8c.html#a76f9425f5a9151312ae472a45a03b60c" text:style-name="Internet_20_link" text:visited-style-name="Visited_20_Internet_20_Link">KR</text:a> + 0];</text:p>
      <text:p text:style-name="Standard"><text:bookmark text:name="l00344"/>  k[<text:a xlink:type="simple" xlink:href="https://www.oryx-embedded.com/doc/camellia_8c.html#a76f9425f5a9151312ae472a45a03b60c" text:style-name="Internet_20_link" text:visited-style-name="Visited_20_Internet_20_Link">KR</text:a> + 3] = ~k[<text:a xlink:type="simple" xlink:href="https://www.oryx-embedded.com/doc/camellia_8c.html#a76f9425f5a9151312ae472a45a03b60c" text:style-name="Internet_20_link" text:visited-style-name="Visited_20_Internet_20_Link">KR</text:a> + 1];</text:p>
      <text:p text:style-name="Standard"><text:bookmark text:name="l00345"/>  }</text:p>
      <text:p text:style-name="Standard"><text:bookmark text:name="l00346"/>  </text:p>
      <text:p text:style-name="Standard"><text:bookmark text:name="l00347"/>  //XOR KL and KR before applying the rounds</text:p>
      <text:p text:style-name="Standard"><text:bookmark text:name="l00348"/>  for(i = 0; i &lt; 4; i++)</text:p>
      <text:p text:style-name="Standard"><text:bookmark text:name="l00349"/>  {</text:p>
      <text:p text:style-name="Standard"><text:bookmark text:name="l00350"/><text:soft-page-break/>  k[<text:a xlink:type="simple" xlink:href="https://www.oryx-embedded.com/doc/camellia_8c.html#a81a7c36ecc75b2f02c2b6d2d6d49778e" text:style-name="Internet_20_link" text:visited-style-name="Visited_20_Internet_20_Link">KL</text:a> + i] = <text:a xlink:type="simple" xlink:href="https://www.oryx-embedded.com/doc/cpu__endian_8h.html#a1f0e86c75b9c4d1fc0850a4762eb2148" text:style-name="Internet_20_link" text:visited-style-name="Visited_20_Internet_20_Link">betoh32</text:a>(k[<text:a xlink:type="simple" xlink:href="https://www.oryx-embedded.com/doc/camellia_8c.html#a81a7c36ecc75b2f02c2b6d2d6d49778e" text:style-name="Internet_20_link" text:visited-style-name="Visited_20_Internet_20_Link">KL</text:a> + i]);</text:p>
      <text:p text:style-name="Standard"><text:bookmark text:name="l00351"/>  k[<text:a xlink:type="simple" xlink:href="https://www.oryx-embedded.com/doc/camellia_8c.html#a76f9425f5a9151312ae472a45a03b60c" text:style-name="Internet_20_link" text:visited-style-name="Visited_20_Internet_20_Link">KR</text:a> + i] = <text:a xlink:type="simple" xlink:href="https://www.oryx-embedded.com/doc/cpu__endian_8h.html#a1f0e86c75b9c4d1fc0850a4762eb2148" text:style-name="Internet_20_link" text:visited-style-name="Visited_20_Internet_20_Link">betoh32</text:a>(k[<text:a xlink:type="simple" xlink:href="https://www.oryx-embedded.com/doc/camellia_8c.html#a76f9425f5a9151312ae472a45a03b60c" text:style-name="Internet_20_link" text:visited-style-name="Visited_20_Internet_20_Link">KR</text:a> + i]);</text:p>
      <text:p text:style-name="Standard"><text:bookmark text:name="l00352"/>  k[<text:a xlink:type="simple" xlink:href="https://www.oryx-embedded.com/doc/camellia_8c.html#a1841fd1a462d245d8c73dce55e2f45da" text:style-name="Internet_20_link" text:visited-style-name="Visited_20_Internet_20_Link">KB</text:a> + i] = k[<text:a xlink:type="simple" xlink:href="https://www.oryx-embedded.com/doc/camellia_8c.html#a81a7c36ecc75b2f02c2b6d2d6d49778e" text:style-name="Internet_20_link" text:visited-style-name="Visited_20_Internet_20_Link">KL</text:a> + i] ^ k[<text:a xlink:type="simple" xlink:href="https://www.oryx-embedded.com/doc/camellia_8c.html#a76f9425f5a9151312ae472a45a03b60c" text:style-name="Internet_20_link" text:visited-style-name="Visited_20_Internet_20_Link">KR</text:a> + i];</text:p>
      <text:p text:style-name="Standard"><text:bookmark text:name="l00353"/>  }</text:p>
      <text:p text:style-name="Standard"><text:bookmark text:name="l00354"/>  </text:p>
      <text:p text:style-name="Standard"><text:bookmark text:name="l00355"/>  //Generate the 128-bit keys KA and KB</text:p>
      <text:p text:style-name="Standard"><text:bookmark text:name="l00356"/>  for(i = 0; i &lt; 6; i++)</text:p>
      <text:p text:style-name="Standard"><text:bookmark text:name="l00357"/>  {</text:p>
      <text:p text:style-name="Standard"><text:bookmark text:name="l00358"/>  //Apply round function</text:p>
      <text:p text:style-name="Standard"><text:bookmark text:name="l00359"/>  <text:a xlink:type="simple" xlink:href="https://www.oryx-embedded.com/doc/camellia_8c.html#a80a597a52aa137e47d1f90b09bdce543" text:style-name="Internet_20_link" text:visited-style-name="Visited_20_Internet_20_Link">ROUND</text:a>(k[<text:a xlink:type="simple" xlink:href="https://www.oryx-embedded.com/doc/camellia_8c.html#a1841fd1a462d245d8c73dce55e2f45da" text:style-name="Internet_20_link" text:visited-style-name="Visited_20_Internet_20_Link">KB</text:a> + 0], k[<text:a xlink:type="simple" xlink:href="https://www.oryx-embedded.com/doc/camellia_8c.html#a1841fd1a462d245d8c73dce55e2f45da" text:style-name="Internet_20_link" text:visited-style-name="Visited_20_Internet_20_Link">KB</text:a> + 1], k[<text:a xlink:type="simple" xlink:href="https://www.oryx-embedded.com/doc/camellia_8c.html#a1841fd1a462d245d8c73dce55e2f45da" text:style-name="Internet_20_link" text:visited-style-name="Visited_20_Internet_20_Link">KB</text:a> + 2], k[<text:a xlink:type="simple" xlink:href="https://www.oryx-embedded.com/doc/camellia_8c.html#a1841fd1a462d245d8c73dce55e2f45da" text:style-name="Internet_20_link" text:visited-style-name="Visited_20_Internet_20_Link">KB</text:a> + 3], sigma[2 * i], sigma[2 * i + 1]);</text:p>
      <text:p text:style-name="Standard"><text:bookmark text:name="l00360"/>  </text:p>
      <text:p text:style-name="Standard"><text:bookmark text:name="l00361"/>  //The 2nd round requires special processing</text:p>
      <text:p text:style-name="Standard"><text:bookmark text:name="l00362"/>  if(i == 1)</text:p>
      <text:p text:style-name="Standard"><text:bookmark text:name="l00363"/>  {</text:p>
      <text:p text:style-name="Standard"><text:bookmark text:name="l00364"/>  //The result is XORed with KL</text:p>
      <text:p text:style-name="Standard"><text:bookmark text:name="l00365"/>  k[<text:a xlink:type="simple" xlink:href="https://www.oryx-embedded.com/doc/camellia_8c.html#a1841fd1a462d245d8c73dce55e2f45da" text:style-name="Internet_20_link" text:visited-style-name="Visited_20_Internet_20_Link">KB</text:a> + 0] ^= k[<text:a xlink:type="simple" xlink:href="https://www.oryx-embedded.com/doc/camellia_8c.html#a81a7c36ecc75b2f02c2b6d2d6d49778e" text:style-name="Internet_20_link" text:visited-style-name="Visited_20_Internet_20_Link">KL</text:a> + 0];</text:p>
      <text:p text:style-name="Standard"><text:bookmark text:name="l00366"/>  k[<text:a xlink:type="simple" xlink:href="https://www.oryx-embedded.com/doc/camellia_8c.html#a1841fd1a462d245d8c73dce55e2f45da" text:style-name="Internet_20_link" text:visited-style-name="Visited_20_Internet_20_Link">KB</text:a> + 1] ^= k[<text:a xlink:type="simple" xlink:href="https://www.oryx-embedded.com/doc/camellia_8c.html#a81a7c36ecc75b2f02c2b6d2d6d49778e" text:style-name="Internet_20_link" text:visited-style-name="Visited_20_Internet_20_Link">KL</text:a> + 1];</text:p>
      <text:p text:style-name="Standard"><text:bookmark text:name="l00367"/>  k[<text:a xlink:type="simple" xlink:href="https://www.oryx-embedded.com/doc/camellia_8c.html#a1841fd1a462d245d8c73dce55e2f45da" text:style-name="Internet_20_link" text:visited-style-name="Visited_20_Internet_20_Link">KB</text:a> + 2] ^= k[<text:a xlink:type="simple" xlink:href="https://www.oryx-embedded.com/doc/camellia_8c.html#a81a7c36ecc75b2f02c2b6d2d6d49778e" text:style-name="Internet_20_link" text:visited-style-name="Visited_20_Internet_20_Link">KL</text:a> + 2];</text:p>
      <text:p text:style-name="Standard"><text:bookmark text:name="l00368"/>  k[<text:a xlink:type="simple" xlink:href="https://www.oryx-embedded.com/doc/camellia_8c.html#a1841fd1a462d245d8c73dce55e2f45da" text:style-name="Internet_20_link" text:visited-style-name="Visited_20_Internet_20_Link">KB</text:a> + 3] ^= k[<text:a xlink:type="simple" xlink:href="https://www.oryx-embedded.com/doc/camellia_8c.html#a81a7c36ecc75b2f02c2b6d2d6d49778e" text:style-name="Internet_20_link" text:visited-style-name="Visited_20_Internet_20_Link">KL</text:a> + 3];</text:p>
      <text:p text:style-name="Standard"><text:bookmark text:name="l00369"/>  }</text:p>
      <text:p text:style-name="Standard"><text:bookmark text:name="l00370"/>  //The 4th round requires special processing</text:p>
      <text:p text:style-name="Standard"><text:bookmark text:name="l00371"/>  else if(i == 3)</text:p>
      <text:p text:style-name="Standard"><text:bookmark text:name="l00372"/>  {</text:p>
      <text:p text:style-name="Standard"><text:bookmark text:name="l00373"/>  //Save KA after the 4th round</text:p>
      <text:p text:style-name="Standard"><text:bookmark text:name="l00374"/>  <text:a xlink:type="simple" xlink:href="https://www.oryx-embedded.com/doc/os__port_8h.html#a1a20b96fab4dea19bc6d7fc4a0fc2fc5" text:style-name="Internet_20_link" text:visited-style-name="Visited_20_Internet_20_Link">osMemcpy</text:a>(k + <text:a xlink:type="simple" xlink:href="https://www.oryx-embedded.com/doc/camellia_8c.html#ac20b871b737ec964c3a7c440d411f969" text:style-name="Internet_20_link" text:visited-style-name="Visited_20_Internet_20_Link">KA</text:a>, k + <text:a xlink:type="simple" xlink:href="https://www.oryx-embedded.com/doc/camellia_8c.html#a1841fd1a462d245d8c73dce55e2f45da" text:style-name="Internet_20_link" text:visited-style-name="Visited_20_Internet_20_Link">KB</text:a>, 16);</text:p>
      <text:p text:style-name="Standard"><text:bookmark text:name="l00375"/>  </text:p>
      <text:p text:style-name="Standard"><text:bookmark text:name="l00376"/>  //The result is XORed with KR</text:p>
      <text:p text:style-name="Standard"><text:bookmark text:name="l00377"/>  k[<text:a xlink:type="simple" xlink:href="https://www.oryx-embedded.com/doc/camellia_8c.html#a1841fd1a462d245d8c73dce55e2f45da" text:style-name="Internet_20_link" text:visited-style-name="Visited_20_Internet_20_Link">KB</text:a> + 0] ^= k[<text:a xlink:type="simple" xlink:href="https://www.oryx-embedded.com/doc/camellia_8c.html#a76f9425f5a9151312ae472a45a03b60c" text:style-name="Internet_20_link" text:visited-style-name="Visited_20_Internet_20_Link">KR</text:a> + 0];</text:p>
      <text:p text:style-name="Standard"><text:bookmark text:name="l00378"/>  k[<text:a xlink:type="simple" xlink:href="https://www.oryx-embedded.com/doc/camellia_8c.html#a1841fd1a462d245d8c73dce55e2f45da" text:style-name="Internet_20_link" text:visited-style-name="Visited_20_Internet_20_Link">KB</text:a> + 1] ^= k[<text:a xlink:type="simple" xlink:href="https://www.oryx-embedded.com/doc/camellia_8c.html#a76f9425f5a9151312ae472a45a03b60c" text:style-name="Internet_20_link" text:visited-style-name="Visited_20_Internet_20_Link">KR</text:a> + 1];</text:p>
      <text:p text:style-name="Standard"><text:bookmark text:name="l00379"/>  k[<text:a xlink:type="simple" xlink:href="https://www.oryx-embedded.com/doc/camellia_8c.html#a1841fd1a462d245d8c73dce55e2f45da" text:style-name="Internet_20_link" text:visited-style-name="Visited_20_Internet_20_Link">KB</text:a> + 2] ^= k[<text:a xlink:type="simple" xlink:href="https://www.oryx-embedded.com/doc/camellia_8c.html#a76f9425f5a9151312ae472a45a03b60c" text:style-name="Internet_20_link" text:visited-style-name="Visited_20_Internet_20_Link">KR</text:a> + 2];</text:p>
      <text:p text:style-name="Standard"><text:bookmark text:name="l00380"/>  k[<text:a xlink:type="simple" xlink:href="https://www.oryx-embedded.com/doc/camellia_8c.html#a1841fd1a462d245d8c73dce55e2f45da" text:style-name="Internet_20_link" text:visited-style-name="Visited_20_Internet_20_Link">KB</text:a> + 3] ^= k[<text:a xlink:type="simple" xlink:href="https://www.oryx-embedded.com/doc/camellia_8c.html#a76f9425f5a9151312ae472a45a03b60c" text:style-name="Internet_20_link" text:visited-style-name="Visited_20_Internet_20_Link">KR</text:a> + 3];</text:p>
      <text:p text:style-name="Standard"><text:bookmark text:name="l00381"/>  }</text:p>
      <text:p text:style-name="Standard"><text:bookmark text:name="l00382"/>  }</text:p>
      <text:p text:style-name="Standard"><text:bookmark text:name="l00383"/>  </text:p>
      <text:p text:style-name="Standard"><text:bookmark text:name="l00384"/>  //The key schedule depends on the length of key</text:p>
      <text:p text:style-name="Standard"><text:bookmark text:name="l00385"/>  if(keyLen == 16)</text:p>
      <text:p text:style-name="Standard"><text:bookmark text:name="l00386"/>  {</text:p>
      <text:p text:style-name="Standard"><text:bookmark text:name="l00387"/>  //Key schedule for 128-bit key</text:p>
      <text:p text:style-name="Standard"><text:bookmark text:name="l00388"/>  i = <text:a xlink:type="simple" xlink:href="https://www.oryx-embedded.com/doc/os__port_8h.html#aa1394a41d43c0f3fd30febe41c7bb340" text:style-name="Internet_20_link" text:visited-style-name="Visited_20_Internet_20_Link">arraysize</text:a>(ks1);</text:p>
      <text:p text:style-name="Standard"><text:bookmark text:name="l00389"/>  <text:a xlink:type="simple" xlink:href="https://www.oryx-embedded.com/doc/ndp_8h.html#a6519522ad9a6f45e7a8d25d31392a977" text:style-name="Internet_20_link" text:visited-style-name="Visited_20_Internet_20_Link">p</text:a> = ks1;</text:p>
      <text:p text:style-name="Standard"><text:bookmark text:name="l00390"/>  }</text:p>
      <text:p text:style-name="Standard"><text:bookmark text:name="l00391"/>  else</text:p>
      <text:p text:style-name="Standard"><text:bookmark text:name="l00392"/>  {</text:p>
      <text:p text:style-name="Standard"><text:bookmark text:name="l00393"/>  //Key schedule for 192 and 256-bit keys</text:p>
      <text:p text:style-name="Standard"><text:bookmark text:name="l00394"/>  i = <text:a xlink:type="simple" xlink:href="https://www.oryx-embedded.com/doc/os__port_8h.html#aa1394a41d43c0f3fd30febe41c7bb340" text:style-name="Internet_20_link" text:visited-style-name="Visited_20_Internet_20_Link">arraysize</text:a>(ks2);</text:p>
      <text:p text:style-name="Standard"><text:bookmark text:name="l00395"/>  <text:a xlink:type="simple" xlink:href="https://www.oryx-embedded.com/doc/ndp_8h.html#a6519522ad9a6f45e7a8d25d31392a977" text:style-name="Internet_20_link" text:visited-style-name="Visited_20_Internet_20_Link">p</text:a> = ks2;</text:p>
      <text:p text:style-name="Standard"><text:bookmark text:name="l00396"/>  }</text:p>
      <text:p text:style-name="Standard"><text:bookmark text:name="l00397"/>  </text:p>
      <text:p text:style-name="Standard"><text:bookmark text:name="l00398"/>  //Generate subkeys</text:p>
      <text:p text:style-name="Standard"><text:bookmark text:name="l00399"/>  while(i &gt; 0)</text:p>
      <text:p text:style-name="Standard"><text:bookmark text:name="l00400"/>  {</text:p>
      <text:p text:style-name="Standard"><text:bookmark text:name="l00401"/>  //Calculate the shift count</text:p>
      <text:p text:style-name="Standard"><text:bookmark text:name="l00402"/><text:soft-page-break/>  <text:a xlink:type="simple" xlink:href="https://www.oryx-embedded.com/doc/compiler__port_8h.html#a12a1e9b3ce141648783a82445d02b58d" text:style-name="Internet_20_link" text:visited-style-name="Visited_20_Internet_20_Link">uint_t</text:a> <text:a xlink:type="simple" xlink:href="https://www.oryx-embedded.com/doc/dhcpv6__common_8h.html#a5a648f5ec00c526b0dfa2df7a272c6c0" text:style-name="Internet_20_link" text:visited-style-name="Visited_20_Internet_20_Link">n</text:a> = (<text:a xlink:type="simple" xlink:href="https://www.oryx-embedded.com/doc/ndp_8h.html#a6519522ad9a6f45e7a8d25d31392a977" text:style-name="Internet_20_link" text:visited-style-name="Visited_20_Internet_20_Link">p</text:a>-&gt;shift + <text:a xlink:type="simple" xlink:href="https://www.oryx-embedded.com/doc/ndp_8h.html#a6519522ad9a6f45e7a8d25d31392a977" text:style-name="Internet_20_link" text:visited-style-name="Visited_20_Internet_20_Link">p</text:a>-&gt;position) / 32;</text:p>
      <text:p text:style-name="Standard"><text:bookmark text:name="l00403"/>  <text:a xlink:type="simple" xlink:href="https://www.oryx-embedded.com/doc/compiler__port_8h.html#a12a1e9b3ce141648783a82445d02b58d" text:style-name="Internet_20_link" text:visited-style-name="Visited_20_Internet_20_Link">uint_t</text:a> <text:a xlink:type="simple" xlink:href="https://www.oryx-embedded.com/doc/ndp_8h.html#a6b3284d8492267a77ca46948daf5545e" text:style-name="Internet_20_link" text:visited-style-name="Visited_20_Internet_20_Link">m</text:a> = (<text:a xlink:type="simple" xlink:href="https://www.oryx-embedded.com/doc/ndp_8h.html#a6519522ad9a6f45e7a8d25d31392a977" text:style-name="Internet_20_link" text:visited-style-name="Visited_20_Internet_20_Link">p</text:a>-&gt;shift + <text:a xlink:type="simple" xlink:href="https://www.oryx-embedded.com/doc/ndp_8h.html#a6519522ad9a6f45e7a8d25d31392a977" text:style-name="Internet_20_link" text:visited-style-name="Visited_20_Internet_20_Link">p</text:a>-&gt;position) % 32;</text:p>
      <text:p text:style-name="Standard"><text:bookmark text:name="l00404"/>  </text:p>
      <text:p text:style-name="Standard"><text:bookmark text:name="l00405"/>  //Point to KL, KR, KA or KB</text:p>
      <text:p text:style-name="Standard"><text:bookmark text:name="l00406"/>  k = context-&gt;<text:a xlink:type="simple" xlink:href="https://www.oryx-embedded.com/doc/struct_camellia_context.html#a7c61feaafa3607688cfb7eaa27c5e372" text:style-name="Internet_20_link" text:visited-style-name="Visited_20_Internet_20_Link">k</text:a> + <text:a xlink:type="simple" xlink:href="https://www.oryx-embedded.com/doc/ndp_8h.html#a6519522ad9a6f45e7a8d25d31392a977" text:style-name="Internet_20_link" text:visited-style-name="Visited_20_Internet_20_Link">p</text:a>-&gt;key;</text:p>
      <text:p text:style-name="Standard"><text:bookmark text:name="l00407"/>  </text:p>
      <text:p text:style-name="Standard"><text:bookmark text:name="l00408"/>  //Generate the current subkey</text:p>
      <text:p text:style-name="Standard"><text:bookmark text:name="l00409"/>  if(<text:a xlink:type="simple" xlink:href="https://www.oryx-embedded.com/doc/ndp_8h.html#a6b3284d8492267a77ca46948daf5545e" text:style-name="Internet_20_link" text:visited-style-name="Visited_20_Internet_20_Link">m</text:a> == 0)</text:p>
      <text:p text:style-name="Standard"><text:bookmark text:name="l00410"/>  {</text:p>
      <text:p text:style-name="Standard"><text:bookmark text:name="l00411"/>  context-&gt;<text:a xlink:type="simple" xlink:href="https://www.oryx-embedded.com/doc/struct_camellia_context.html#ab7ea2b811ff6214944f333d7bbdff09d" text:style-name="Internet_20_link" text:visited-style-name="Visited_20_Internet_20_Link">ks</text:a>[<text:a xlink:type="simple" xlink:href="https://www.oryx-embedded.com/doc/ndp_8h.html#a6519522ad9a6f45e7a8d25d31392a977" text:style-name="Internet_20_link" text:visited-style-name="Visited_20_Internet_20_Link">p</text:a>-&gt;index] = k[<text:a xlink:type="simple" xlink:href="https://www.oryx-embedded.com/doc/dhcpv6__common_8h.html#a5a648f5ec00c526b0dfa2df7a272c6c0" text:style-name="Internet_20_link" text:visited-style-name="Visited_20_Internet_20_Link">n</text:a> % 4];</text:p>
      <text:p text:style-name="Standard"><text:bookmark text:name="l00412"/>  context-&gt;<text:a xlink:type="simple" xlink:href="https://www.oryx-embedded.com/doc/struct_camellia_context.html#ab7ea2b811ff6214944f333d7bbdff09d" text:style-name="Internet_20_link" text:visited-style-name="Visited_20_Internet_20_Link">ks</text:a>[<text:a xlink:type="simple" xlink:href="https://www.oryx-embedded.com/doc/ndp_8h.html#a6519522ad9a6f45e7a8d25d31392a977" text:style-name="Internet_20_link" text:visited-style-name="Visited_20_Internet_20_Link">p</text:a>-&gt;index + 1] = k[(<text:a xlink:type="simple" xlink:href="https://www.oryx-embedded.com/doc/dhcpv6__common_8h.html#a5a648f5ec00c526b0dfa2df7a272c6c0" text:style-name="Internet_20_link" text:visited-style-name="Visited_20_Internet_20_Link">n</text:a> + 1) % 4];</text:p>
      <text:p text:style-name="Standard"><text:bookmark text:name="l00413"/>  }</text:p>
      <text:p text:style-name="Standard"><text:bookmark text:name="l00414"/>  else</text:p>
      <text:p text:style-name="Standard"><text:bookmark text:name="l00415"/>  {</text:p>
      <text:p text:style-name="Standard"><text:bookmark text:name="l00416"/>  context-&gt;<text:a xlink:type="simple" xlink:href="https://www.oryx-embedded.com/doc/struct_camellia_context.html#ab7ea2b811ff6214944f333d7bbdff09d" text:style-name="Internet_20_link" text:visited-style-name="Visited_20_Internet_20_Link">ks</text:a>[<text:a xlink:type="simple" xlink:href="https://www.oryx-embedded.com/doc/ndp_8h.html#a6519522ad9a6f45e7a8d25d31392a977" text:style-name="Internet_20_link" text:visited-style-name="Visited_20_Internet_20_Link">p</text:a>-&gt;index] = (k[<text:a xlink:type="simple" xlink:href="https://www.oryx-embedded.com/doc/dhcpv6__common_8h.html#a5a648f5ec00c526b0dfa2df7a272c6c0" text:style-name="Internet_20_link" text:visited-style-name="Visited_20_Internet_20_Link">n</text:a> % 4] &lt;&lt; <text:a xlink:type="simple" xlink:href="https://www.oryx-embedded.com/doc/ndp_8h.html#a6b3284d8492267a77ca46948daf5545e" text:style-name="Internet_20_link" text:visited-style-name="Visited_20_Internet_20_Link">m</text:a>) | (k[(<text:a xlink:type="simple" xlink:href="https://www.oryx-embedded.com/doc/dhcpv6__common_8h.html#a5a648f5ec00c526b0dfa2df7a272c6c0" text:style-name="Internet_20_link" text:visited-style-name="Visited_20_Internet_20_Link">n</text:a> + 1) % 4] &gt;&gt; (32 - <text:a xlink:type="simple" xlink:href="https://www.oryx-embedded.com/doc/ndp_8h.html#a6b3284d8492267a77ca46948daf5545e" text:style-name="Internet_20_link" text:visited-style-name="Visited_20_Internet_20_Link">m</text:a>));</text:p>
      <text:p text:style-name="Standard"><text:bookmark text:name="l00417"/>  context-&gt;<text:a xlink:type="simple" xlink:href="https://www.oryx-embedded.com/doc/struct_camellia_context.html#ab7ea2b811ff6214944f333d7bbdff09d" text:style-name="Internet_20_link" text:visited-style-name="Visited_20_Internet_20_Link">ks</text:a>[<text:a xlink:type="simple" xlink:href="https://www.oryx-embedded.com/doc/ndp_8h.html#a6519522ad9a6f45e7a8d25d31392a977" text:style-name="Internet_20_link" text:visited-style-name="Visited_20_Internet_20_Link">p</text:a>-&gt;index + 1] = (k[(<text:a xlink:type="simple" xlink:href="https://www.oryx-embedded.com/doc/dhcpv6__common_8h.html#a5a648f5ec00c526b0dfa2df7a272c6c0" text:style-name="Internet_20_link" text:visited-style-name="Visited_20_Internet_20_Link">n</text:a> + 1) % 4] &lt;&lt; <text:a xlink:type="simple" xlink:href="https://www.oryx-embedded.com/doc/ndp_8h.html#a6b3284d8492267a77ca46948daf5545e" text:style-name="Internet_20_link" text:visited-style-name="Visited_20_Internet_20_Link">m</text:a>) | (k[(<text:a xlink:type="simple" xlink:href="https://www.oryx-embedded.com/doc/dhcpv6__common_8h.html#a5a648f5ec00c526b0dfa2df7a272c6c0" text:style-name="Internet_20_link" text:visited-style-name="Visited_20_Internet_20_Link">n</text:a> + 2) % 4] &gt;&gt; (32 - <text:a xlink:type="simple" xlink:href="https://www.oryx-embedded.com/doc/ndp_8h.html#a6b3284d8492267a77ca46948daf5545e" text:style-name="Internet_20_link" text:visited-style-name="Visited_20_Internet_20_Link">m</text:a>));</text:p>
      <text:p text:style-name="Standard"><text:bookmark text:name="l00418"/>  }</text:p>
      <text:p text:style-name="Standard"><text:bookmark text:name="l00419"/>  </text:p>
      <text:p text:style-name="Standard"><text:bookmark text:name="l00420"/>  //Next subkey</text:p>
      <text:p text:style-name="Standard"><text:bookmark text:name="l00421"/>  <text:a xlink:type="simple" xlink:href="https://www.oryx-embedded.com/doc/ndp_8h.html#a6519522ad9a6f45e7a8d25d31392a977" text:style-name="Internet_20_link" text:visited-style-name="Visited_20_Internet_20_Link">p</text:a>++;</text:p>
      <text:p text:style-name="Standard"><text:bookmark text:name="l00422"/>  i--;</text:p>
      <text:p text:style-name="Standard"><text:bookmark text:name="l00423"/>  }</text:p>
      <text:p text:style-name="Standard"><text:bookmark text:name="l00424"/>  </text:p>
      <text:p text:style-name="Standard"><text:bookmark text:name="l00425"/>  //No error to report</text:p>
      <text:p text:style-name="Standard"><text:bookmark text:name="l00426"/>  return <text:a xlink:type="simple" xlink:href="https://www.oryx-embedded.com/doc/error_8h.html#ac7659d73a8cdedc08e9f566bb406689cabf350750d0d4fabd8954c0f1e9bbae94" text:style-name="Internet_20_link" text:visited-style-name="Visited_20_Internet_20_Link">NO_ERROR</text:a>;</text:p>
      <text:p text:style-name="Standard"><text:bookmark text:name="l00427"/> }</text:p>
      <text:p text:style-name="Standard"><text:bookmark text:name="l00428"/>  </text:p>
      <text:p text:style-name="Standard"><text:bookmark text:name="l00429"/>  </text:p>
      <text:p text:style-name="Standard"><text:bookmark text:name="l00430"/> /**</text:p>
      <text:p text:style-name="Standard"><text:bookmark text:name="l00431"/>  * @brief Encrypt a 16-byte block using Camellia algorithm</text:p>
      <text:p text:style-name="Standard"><text:bookmark text:name="l00432"/>  * @param[in] context Pointer to the Camellia context</text:p>
      <text:p text:style-name="Standard"><text:bookmark text:name="l00433"/>  * @param[in] input Plaintext block to encrypt</text:p>
      <text:p text:style-name="Standard"><text:bookmark text:name="l00434"/>  * @param[out] output Ciphertext block resulting from encryption</text:p>
      <text:p text:style-name="Standard"><text:bookmark text:name="l00435"/>  **/</text:p>
      <text:p text:style-name="Standard"><text:bookmark text:name="l00436"/>  </text:p>
      <text:p text:style-name="Standard"><text:bookmark text:name="l00437"/> void <text:a xlink:type="simple" xlink:href="https://www.oryx-embedded.com/doc/camellia_8c.html#ad3a28aca85720cfede64b88409905fc3" text:style-name="Internet_20_link" text:visited-style-name="Visited_20_Internet_20_Link">camelliaEncryptBlock</text:a>(<text:a xlink:type="simple" xlink:href="https://www.oryx-embedded.com/doc/struct_camellia_context.html" text:style-name="Internet_20_link" text:visited-style-name="Visited_20_Internet_20_Link">CamelliaContext</text:a> *context, const uint8_t *input,</text:p>
      <text:p text:style-name="Standard"><text:bookmark text:name="l00438"/>  uint8_t *output)</text:p>
      <text:p text:style-name="Standard"><text:bookmark text:name="l00439"/> {</text:p>
      <text:p text:style-name="Standard"><text:bookmark text:name="l00440"/>  <text:a xlink:type="simple" xlink:href="https://www.oryx-embedded.com/doc/compiler__port_8h.html#a12a1e9b3ce141648783a82445d02b58d" text:style-name="Internet_20_link" text:visited-style-name="Visited_20_Internet_20_Link">uint_t</text:a> i;</text:p>
      <text:p text:style-name="Standard"><text:bookmark text:name="l00441"/>  uint32_t temp1;</text:p>
      <text:p text:style-name="Standard"><text:bookmark text:name="l00442"/>  uint32_t temp2;</text:p>
      <text:p text:style-name="Standard"><text:bookmark text:name="l00443"/>  uint32_t *ks;</text:p>
      <text:p text:style-name="Standard"><text:bookmark text:name="l00444"/>  </text:p>
      <text:p text:style-name="Standard"><text:bookmark text:name="l00445"/>  //The plaintext is separated into two parts (L and R)</text:p>
      <text:p text:style-name="Standard"><text:bookmark text:name="l00446"/>  uint32_t left1 = <text:a xlink:type="simple" xlink:href="https://www.oryx-embedded.com/doc/cpu__endian_8h.html#a1be529d679835eda85cf5541e7926ca7" text:style-name="Internet_20_link" text:visited-style-name="Visited_20_Internet_20_Link">LOAD32BE</text:a>(input + 0);</text:p>
      <text:p text:style-name="Standard"><text:bookmark text:name="l00447"/>  uint32_t left2 = <text:a xlink:type="simple" xlink:href="https://www.oryx-embedded.com/doc/cpu__endian_8h.html#a1be529d679835eda85cf5541e7926ca7" text:style-name="Internet_20_link" text:visited-style-name="Visited_20_Internet_20_Link">LOAD32BE</text:a>(input + 4);</text:p>
      <text:p text:style-name="Standard"><text:bookmark text:name="l00448"/>  uint32_t right1 = <text:a xlink:type="simple" xlink:href="https://www.oryx-embedded.com/doc/cpu__endian_8h.html#a1be529d679835eda85cf5541e7926ca7" text:style-name="Internet_20_link" text:visited-style-name="Visited_20_Internet_20_Link">LOAD32BE</text:a>(input + 8);</text:p>
      <text:p text:style-name="Standard"><text:bookmark text:name="l00449"/>  uint32_t right2 = <text:a xlink:type="simple" xlink:href="https://www.oryx-embedded.com/doc/cpu__endian_8h.html#a1be529d679835eda85cf5541e7926ca7" text:style-name="Internet_20_link" text:visited-style-name="Visited_20_Internet_20_Link">LOAD32BE</text:a>(input + 12);</text:p>
      <text:p text:style-name="Standard"><text:bookmark text:name="l00450"/>  </text:p>
      <text:p text:style-name="Standard"><text:bookmark text:name="l00451"/>  //The key schedule must be applied in ascending order</text:p>
      <text:p text:style-name="Standard"><text:bookmark text:name="l00452"/>  ks = context-&gt;<text:a xlink:type="simple" xlink:href="https://www.oryx-embedded.com/doc/struct_camellia_context.html#ab7ea2b811ff6214944f333d7bbdff09d" text:style-name="Internet_20_link" text:visited-style-name="Visited_20_Internet_20_Link">ks</text:a>;</text:p>
      <text:p text:style-name="Standard"><text:bookmark text:name="l00453"/>  </text:p>
      <text:p text:style-name="Standard"><text:bookmark text:name="l00454"/><text:soft-page-break/>  //XOR plaintext with kw1 and kw2</text:p>
      <text:p text:style-name="Standard"><text:bookmark text:name="l00455"/>  left1 ^= ks[0];</text:p>
      <text:p text:style-name="Standard"><text:bookmark text:name="l00456"/>  left2 ^= ks[1];</text:p>
      <text:p text:style-name="Standard"><text:bookmark text:name="l00457"/>  right1 ^= ks[2];</text:p>
      <text:p text:style-name="Standard"><text:bookmark text:name="l00458"/>  right2 ^= ks[3];</text:p>
      <text:p text:style-name="Standard"><text:bookmark text:name="l00459"/>  </text:p>
      <text:p text:style-name="Standard"><text:bookmark text:name="l00460"/>  //Advance current location in key schedule</text:p>
      <text:p text:style-name="Standard"><text:bookmark text:name="l00461"/>  ks += 4;</text:p>
      <text:p text:style-name="Standard"><text:bookmark text:name="l00462"/>  </text:p>
      <text:p text:style-name="Standard"><text:bookmark text:name="l00463"/>  //Apply round function 18 or 24 times depending on the key length</text:p>
      <text:p text:style-name="Standard"><text:bookmark text:name="l00464"/>  for(i = context-&gt;<text:a xlink:type="simple" xlink:href="https://www.oryx-embedded.com/doc/struct_camellia_context.html#a61afa5b3714800a15e6b9e7b3a295016" text:style-name="Internet_20_link" text:visited-style-name="Visited_20_Internet_20_Link">nr</text:a>; i &gt; 0; i--)</text:p>
      <text:p text:style-name="Standard"><text:bookmark text:name="l00465"/>  {</text:p>
      <text:p text:style-name="Standard"><text:bookmark text:name="l00466"/>  //Apply round function</text:p>
      <text:p text:style-name="Standard"><text:bookmark text:name="l00467"/>  <text:a xlink:type="simple" xlink:href="https://www.oryx-embedded.com/doc/camellia_8c.html#a80a597a52aa137e47d1f90b09bdce543" text:style-name="Internet_20_link" text:visited-style-name="Visited_20_Internet_20_Link">ROUND</text:a>(left1, left2, right1, right2, ks[0], ks[1]);</text:p>
      <text:p text:style-name="Standard"><text:bookmark text:name="l00468"/>  </text:p>
      <text:p text:style-name="Standard"><text:bookmark text:name="l00469"/>  //Advance current location in key schedule</text:p>
      <text:p text:style-name="Standard"><text:bookmark text:name="l00470"/>  ks += 2;</text:p>
      <text:p text:style-name="Standard"><text:bookmark text:name="l00471"/>  </text:p>
      <text:p text:style-name="Standard"><text:bookmark text:name="l00472"/>  //6th, 12th and 18th rounds require special processing</text:p>
      <text:p text:style-name="Standard"><text:bookmark text:name="l00473"/>  if(i == 7 || i == 13 || i == 19)</text:p>
      <text:p text:style-name="Standard"><text:bookmark text:name="l00474"/>  {</text:p>
      <text:p text:style-name="Standard"><text:bookmark text:name="l00475"/>  //Apply FL-function</text:p>
      <text:p text:style-name="Standard"><text:bookmark text:name="l00476"/>  <text:a xlink:type="simple" xlink:href="https://www.oryx-embedded.com/doc/camellia_8c.html#ab0e48a13411ae39c8bf7db9b934d8ab7" text:style-name="Internet_20_link" text:visited-style-name="Visited_20_Internet_20_Link">FL</text:a>(left1, left2, ks[0], ks[1])</text:p>
      <text:p text:style-name="Standard"><text:bookmark text:name="l00477"/>  //Apply inverse FL-function</text:p>
      <text:p text:style-name="Standard"><text:bookmark text:name="l00478"/>  <text:a xlink:type="simple" xlink:href="https://www.oryx-embedded.com/doc/camellia_8c.html#a575eb3346e4210e83a71ddd7f5618f0d" text:style-name="Internet_20_link" text:visited-style-name="Visited_20_Internet_20_Link">FL_INV</text:a>(right1, right2, ks[2], ks[3])</text:p>
      <text:p text:style-name="Standard"><text:bookmark text:name="l00479"/>  //Advance current location in key schedule</text:p>
      <text:p text:style-name="Standard"><text:bookmark text:name="l00480"/>  ks += 4;</text:p>
      <text:p text:style-name="Standard"><text:bookmark text:name="l00481"/>  }</text:p>
      <text:p text:style-name="Standard"><text:bookmark text:name="l00482"/>  }</text:p>
      <text:p text:style-name="Standard"><text:bookmark text:name="l00483"/>  </text:p>
      <text:p text:style-name="Standard"><text:bookmark text:name="l00484"/>  //XOR operation with kw3 and kw4</text:p>
      <text:p text:style-name="Standard"><text:bookmark text:name="l00485"/>  right1 ^= ks[0];</text:p>
      <text:p text:style-name="Standard"><text:bookmark text:name="l00486"/>  right2 ^= ks[1];</text:p>
      <text:p text:style-name="Standard"><text:bookmark text:name="l00487"/>  left1 ^= ks[2];</text:p>
      <text:p text:style-name="Standard"><text:bookmark text:name="l00488"/>  left2 ^= ks[3];</text:p>
      <text:p text:style-name="Standard"><text:bookmark text:name="l00489"/>  </text:p>
      <text:p text:style-name="Standard"><text:bookmark text:name="l00490"/>  //The resulting value is the ciphertext</text:p>
      <text:p text:style-name="Standard"><text:bookmark text:name="l00491"/>  <text:a xlink:type="simple" xlink:href="https://www.oryx-embedded.com/doc/cpu__endian_8h.html#a8663906e08e818efa91dd6f65a7e636d" text:style-name="Internet_20_link" text:visited-style-name="Visited_20_Internet_20_Link">STORE32BE</text:a>(right1, output + 0);</text:p>
      <text:p text:style-name="Standard"><text:bookmark text:name="l00492"/>  <text:a xlink:type="simple" xlink:href="https://www.oryx-embedded.com/doc/cpu__endian_8h.html#a8663906e08e818efa91dd6f65a7e636d" text:style-name="Internet_20_link" text:visited-style-name="Visited_20_Internet_20_Link">STORE32BE</text:a>(right2, output + 4);</text:p>
      <text:p text:style-name="Standard"><text:bookmark text:name="l00493"/>  <text:a xlink:type="simple" xlink:href="https://www.oryx-embedded.com/doc/cpu__endian_8h.html#a8663906e08e818efa91dd6f65a7e636d" text:style-name="Internet_20_link" text:visited-style-name="Visited_20_Internet_20_Link">STORE32BE</text:a>(left1, output + 8);</text:p>
      <text:p text:style-name="Standard"><text:bookmark text:name="l00494"/>  <text:a xlink:type="simple" xlink:href="https://www.oryx-embedded.com/doc/cpu__endian_8h.html#a8663906e08e818efa91dd6f65a7e636d" text:style-name="Internet_20_link" text:visited-style-name="Visited_20_Internet_20_Link">STORE32BE</text:a>(left2, output + 12);</text:p>
      <text:p text:style-name="Standard"><text:bookmark text:name="l00495"/> }</text:p>
      <text:p text:style-name="Standard"><text:bookmark text:name="l00496"/>  </text:p>
      <text:p text:style-name="Standard"><text:bookmark text:name="l00497"/>  </text:p>
      <text:p text:style-name="Standard"><text:bookmark text:name="l00498"/> /**</text:p>
      <text:p text:style-name="Standard"><text:bookmark text:name="l00499"/>  * @brief Decrypt a 16-byte block using Camellia algorithm</text:p>
      <text:p text:style-name="Standard"><text:bookmark text:name="l00500"/>  * @param[in] context Pointer to the Camellia context</text:p>
      <text:p text:style-name="Standard"><text:bookmark text:name="l00501"/>  * @param[in] input Ciphertext block to decrypt</text:p>
      <text:p text:style-name="Standard"><text:bookmark text:name="l00502"/>  * @param[out] output Plaintext block resulting from decryption</text:p>
      <text:p text:style-name="Standard"><text:bookmark text:name="l00503"/>  **/</text:p>
      <text:p text:style-name="Standard"><text:bookmark text:name="l00504"/>  </text:p>
      <text:p text:style-name="Standard"><text:bookmark text:name="l00505"/> void <text:a xlink:type="simple" xlink:href="https://www.oryx-embedded.com/doc/camellia_8c.html#a0312c04b9c38d4e956ef0f7baa5a2703" text:style-name="Internet_20_link" text:visited-style-name="Visited_20_Internet_20_Link">camelliaDecryptBlock</text:a>(<text:a xlink:type="simple" xlink:href="https://www.oryx-embedded.com/doc/struct_camellia_context.html" text:style-name="Internet_20_link" text:visited-style-name="Visited_20_Internet_20_Link">CamelliaContext</text:a> *context, const uint8_t *input,</text:p>
      <text:p text:style-name="Standard"><text:bookmark text:name="l00506"/><text:soft-page-break/>  uint8_t *output)</text:p>
      <text:p text:style-name="Standard"><text:bookmark text:name="l00507"/> {</text:p>
      <text:p text:style-name="Standard"><text:bookmark text:name="l00508"/>  <text:a xlink:type="simple" xlink:href="https://www.oryx-embedded.com/doc/compiler__port_8h.html#a12a1e9b3ce141648783a82445d02b58d" text:style-name="Internet_20_link" text:visited-style-name="Visited_20_Internet_20_Link">uint_t</text:a> i;</text:p>
      <text:p text:style-name="Standard"><text:bookmark text:name="l00509"/>  uint32_t temp1;</text:p>
      <text:p text:style-name="Standard"><text:bookmark text:name="l00510"/>  uint32_t temp2;</text:p>
      <text:p text:style-name="Standard"><text:bookmark text:name="l00511"/>  uint32_t *ks;</text:p>
      <text:p text:style-name="Standard"><text:bookmark text:name="l00512"/>  </text:p>
      <text:p text:style-name="Standard"><text:bookmark text:name="l00513"/>  //The ciphertext is separated into two parts (L and R)</text:p>
      <text:p text:style-name="Standard"><text:bookmark text:name="l00514"/>  uint32_t right1 = <text:a xlink:type="simple" xlink:href="https://www.oryx-embedded.com/doc/cpu__endian_8h.html#a1be529d679835eda85cf5541e7926ca7" text:style-name="Internet_20_link" text:visited-style-name="Visited_20_Internet_20_Link">LOAD32BE</text:a>(input + 0);</text:p>
      <text:p text:style-name="Standard"><text:bookmark text:name="l00515"/>  uint32_t right2 = <text:a xlink:type="simple" xlink:href="https://www.oryx-embedded.com/doc/cpu__endian_8h.html#a1be529d679835eda85cf5541e7926ca7" text:style-name="Internet_20_link" text:visited-style-name="Visited_20_Internet_20_Link">LOAD32BE</text:a>(input + 4);</text:p>
      <text:p text:style-name="Standard"><text:bookmark text:name="l00516"/>  uint32_t left1 = <text:a xlink:type="simple" xlink:href="https://www.oryx-embedded.com/doc/cpu__endian_8h.html#a1be529d679835eda85cf5541e7926ca7" text:style-name="Internet_20_link" text:visited-style-name="Visited_20_Internet_20_Link">LOAD32BE</text:a>(input + 8);</text:p>
      <text:p text:style-name="Standard"><text:bookmark text:name="l00517"/>  uint32_t left2 = <text:a xlink:type="simple" xlink:href="https://www.oryx-embedded.com/doc/cpu__endian_8h.html#a1be529d679835eda85cf5541e7926ca7" text:style-name="Internet_20_link" text:visited-style-name="Visited_20_Internet_20_Link">LOAD32BE</text:a>(input + 12);</text:p>
      <text:p text:style-name="Standard"><text:bookmark text:name="l00518"/>  </text:p>
      <text:p text:style-name="Standard"><text:bookmark text:name="l00519"/>  //The key schedule must be applied in reverse order</text:p>
      <text:p text:style-name="Standard"><text:bookmark text:name="l00520"/>  ks = (context-&gt;<text:a xlink:type="simple" xlink:href="https://www.oryx-embedded.com/doc/struct_camellia_context.html#a61afa5b3714800a15e6b9e7b3a295016" text:style-name="Internet_20_link" text:visited-style-name="Visited_20_Internet_20_Link">nr</text:a> == 18) ? (context-&gt;<text:a xlink:type="simple" xlink:href="https://www.oryx-embedded.com/doc/struct_camellia_context.html#ab7ea2b811ff6214944f333d7bbdff09d" text:style-name="Internet_20_link" text:visited-style-name="Visited_20_Internet_20_Link">ks</text:a> + 48) : (context-&gt;<text:a xlink:type="simple" xlink:href="https://www.oryx-embedded.com/doc/struct_camellia_context.html#ab7ea2b811ff6214944f333d7bbdff09d" text:style-name="Internet_20_link" text:visited-style-name="Visited_20_Internet_20_Link">ks</text:a> + 64);</text:p>
      <text:p text:style-name="Standard"><text:bookmark text:name="l00521"/>  </text:p>
      <text:p text:style-name="Standard"><text:bookmark text:name="l00522"/>  //XOR ciphertext with kw3 and kw4</text:p>
      <text:p text:style-name="Standard"><text:bookmark text:name="l00523"/>  right1 ^= ks[0];</text:p>
      <text:p text:style-name="Standard"><text:bookmark text:name="l00524"/>  right2 ^= ks[1];</text:p>
      <text:p text:style-name="Standard"><text:bookmark text:name="l00525"/>  left1 ^= ks[2];</text:p>
      <text:p text:style-name="Standard"><text:bookmark text:name="l00526"/>  left2 ^= ks[3];</text:p>
      <text:p text:style-name="Standard"><text:bookmark text:name="l00527"/>  </text:p>
      <text:p text:style-name="Standard"><text:bookmark text:name="l00528"/>  //Apply round function 18 or 24 times depending on the key length</text:p>
      <text:p text:style-name="Standard"><text:bookmark text:name="l00529"/>  for(i = context-&gt;<text:a xlink:type="simple" xlink:href="https://www.oryx-embedded.com/doc/struct_camellia_context.html#a61afa5b3714800a15e6b9e7b3a295016" text:style-name="Internet_20_link" text:visited-style-name="Visited_20_Internet_20_Link">nr</text:a>; i &gt; 0; i--)</text:p>
      <text:p text:style-name="Standard"><text:bookmark text:name="l00530"/>  {</text:p>
      <text:p text:style-name="Standard"><text:bookmark text:name="l00531"/>  //Update current location in key schedule</text:p>
      <text:p text:style-name="Standard"><text:bookmark text:name="l00532"/>  ks -= 2;</text:p>
      <text:p text:style-name="Standard"><text:bookmark text:name="l00533"/>  </text:p>
      <text:p text:style-name="Standard"><text:bookmark text:name="l00534"/>  //Apply round function</text:p>
      <text:p text:style-name="Standard"><text:bookmark text:name="l00535"/>  <text:a xlink:type="simple" xlink:href="https://www.oryx-embedded.com/doc/camellia_8c.html#a80a597a52aa137e47d1f90b09bdce543" text:style-name="Internet_20_link" text:visited-style-name="Visited_20_Internet_20_Link">ROUND</text:a>(right1, right2, left1, left2, ks[0], ks[1]);</text:p>
      <text:p text:style-name="Standard"><text:bookmark text:name="l00536"/>  </text:p>
      <text:p text:style-name="Standard"><text:bookmark text:name="l00537"/>  //6th, 12th and 18th rounds require special processing</text:p>
      <text:p text:style-name="Standard"><text:bookmark text:name="l00538"/>  if(i == 7 || i == 13 || i == 19)</text:p>
      <text:p text:style-name="Standard"><text:bookmark text:name="l00539"/>  {</text:p>
      <text:p text:style-name="Standard"><text:bookmark text:name="l00540"/>  //Update current location in key schedule</text:p>
      <text:p text:style-name="Standard"><text:bookmark text:name="l00541"/>  ks -= 4;</text:p>
      <text:p text:style-name="Standard"><text:bookmark text:name="l00542"/>  //Apply FL-function</text:p>
      <text:p text:style-name="Standard"><text:bookmark text:name="l00543"/>  <text:a xlink:type="simple" xlink:href="https://www.oryx-embedded.com/doc/camellia_8c.html#ab0e48a13411ae39c8bf7db9b934d8ab7" text:style-name="Internet_20_link" text:visited-style-name="Visited_20_Internet_20_Link">FL</text:a>(right1, right2, ks[2], ks[3])</text:p>
      <text:p text:style-name="Standard"><text:bookmark text:name="l00544"/>  //Apply inverse FL-function</text:p>
      <text:p text:style-name="Standard"><text:bookmark text:name="l00545"/>  <text:a xlink:type="simple" xlink:href="https://www.oryx-embedded.com/doc/camellia_8c.html#a575eb3346e4210e83a71ddd7f5618f0d" text:style-name="Internet_20_link" text:visited-style-name="Visited_20_Internet_20_Link">FL_INV</text:a>(left1, left2, ks[0], ks[1])</text:p>
      <text:p text:style-name="Standard"><text:bookmark text:name="l00546"/>  }</text:p>
      <text:p text:style-name="Standard"><text:bookmark text:name="l00547"/>  }</text:p>
      <text:p text:style-name="Standard"><text:bookmark text:name="l00548"/>  </text:p>
      <text:p text:style-name="Standard"><text:bookmark text:name="l00549"/>  //Update current location in key schedule</text:p>
      <text:p text:style-name="Standard"><text:bookmark text:name="l00550"/>  ks -= 4;</text:p>
      <text:p text:style-name="Standard"><text:bookmark text:name="l00551"/>  </text:p>
      <text:p text:style-name="Standard"><text:bookmark text:name="l00552"/>  //XOR operation with kw1 and kw2</text:p>
      <text:p text:style-name="Standard"><text:bookmark text:name="l00553"/>  left1 ^= ks[0];</text:p>
      <text:p text:style-name="Standard"><text:bookmark text:name="l00554"/>  left2 ^= ks[1];</text:p>
      <text:p text:style-name="Standard"><text:bookmark text:name="l00555"/>  right1 ^= ks[2];</text:p>
      <text:p text:style-name="Standard"><text:bookmark text:name="l00556"/>  right2 ^= ks[3];</text:p>
      <text:p text:style-name="Standard"><text:bookmark text:name="l00557"/>  </text:p>
      <text:p text:style-name="Standard"><text:bookmark text:name="l00558"/><text:soft-page-break/>  //The resulting value is the plaintext</text:p>
      <text:p text:style-name="Standard"><text:bookmark text:name="l00559"/>  <text:a xlink:type="simple" xlink:href="https://www.oryx-embedded.com/doc/cpu__endian_8h.html#a8663906e08e818efa91dd6f65a7e636d" text:style-name="Internet_20_link" text:visited-style-name="Visited_20_Internet_20_Link">STORE32BE</text:a>(left1, output + 0);</text:p>
      <text:p text:style-name="Standard"><text:bookmark text:name="l00560"/>  <text:a xlink:type="simple" xlink:href="https://www.oryx-embedded.com/doc/cpu__endian_8h.html#a8663906e08e818efa91dd6f65a7e636d" text:style-name="Internet_20_link" text:visited-style-name="Visited_20_Internet_20_Link">STORE32BE</text:a>(left2, output + 4);</text:p>
      <text:p text:style-name="Standard"><text:bookmark text:name="l00561"/>  <text:a xlink:type="simple" xlink:href="https://www.oryx-embedded.com/doc/cpu__endian_8h.html#a8663906e08e818efa91dd6f65a7e636d" text:style-name="Internet_20_link" text:visited-style-name="Visited_20_Internet_20_Link">STORE32BE</text:a>(right1, output + 8);</text:p>
      <text:p text:style-name="Standard"><text:bookmark text:name="l00562"/>  <text:a xlink:type="simple" xlink:href="https://www.oryx-embedded.com/doc/cpu__endian_8h.html#a8663906e08e818efa91dd6f65a7e636d" text:style-name="Internet_20_link" text:visited-style-name="Visited_20_Internet_20_Link">STORE32BE</text:a>(right2, output + 12);</text:p>
      <text:p text:style-name="Standard"><text:bookmark text:name="l00563"/> }</text:p>
      <text:p text:style-name="Standard"><text:bookmark text:name="l00564"/>  </text:p>
      <text:p text:style-name="Standard"><text:bookmark text:name="l00565"/>  </text:p>
      <text:p text:style-name="Standard"><text:bookmark text:name="l00566"/> /**</text:p>
      <text:p text:style-name="Standard"><text:bookmark text:name="l00567"/>  * @brief Release Camellia context</text:p>
      <text:p text:style-name="Standard"><text:bookmark text:name="l00568"/>  * @param[in] context Pointer to the Camellia context</text:p>
      <text:p text:style-name="Standard"><text:bookmark text:name="l00569"/>  **/</text:p>
      <text:p text:style-name="Standard"><text:bookmark text:name="l00570"/>  </text:p>
      <text:p text:style-name="Standard"><text:bookmark text:name="l00571"/> void <text:a xlink:type="simple" xlink:href="https://www.oryx-embedded.com/doc/camellia_8c.html#a0498d02ee5b833c9389d3d3f403bf9d2" text:style-name="Internet_20_link" text:visited-style-name="Visited_20_Internet_20_Link">camelliaDeinit</text:a>(<text:a xlink:type="simple" xlink:href="https://www.oryx-embedded.com/doc/struct_camellia_context.html" text:style-name="Internet_20_link" text:visited-style-name="Visited_20_Internet_20_Link">CamelliaContext</text:a> *context)</text:p>
      <text:p text:style-name="Standard"><text:bookmark text:name="l00572"/> {</text:p>
      <text:p text:style-name="Standard"><text:bookmark text:name="l00573"/>  //Clear Camellia context</text:p>
      <text:p text:style-name="Standard"><text:bookmark text:name="l00574"/>  <text:a xlink:type="simple" xlink:href="https://www.oryx-embedded.com/doc/os__port_8h.html#a02f6ecc8d24e3b6d72019b3f4928d3d9" text:style-name="Internet_20_link" text:visited-style-name="Visited_20_Internet_20_Link">osMemset</text:a>(context, 0, sizeof(<text:a xlink:type="simple" xlink:href="https://www.oryx-embedded.com/doc/struct_camellia_context.html" text:style-name="Internet_20_link" text:visited-style-name="Visited_20_Internet_20_Link">CamelliaContext</text:a>));</text:p>
      <text:p text:style-name="Standard"><text:bookmark text:name="l00575"/> }</text:p>
      <text:p text:style-name="Standard"><text:bookmark text:name="l00576"/>  </text:p>
      <text:p text:style-name="Standard"><text:bookmark text:name="l00577"/> 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10:33.674714565</meta:creation-date>
    <dc:date>2023-09-22T11:11:16.492884257</dc:date>
    <meta:editing-duration>PT4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3" meta:paragraph-count="577" meta:word-count="2970" meta:character-count="17535" meta:non-whitespace-character-count="14018"/>
  </office:meta>
</office:document-meta>
</file>